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 xmlns:office="urn:oasis:names:tc:opendocument:xmlns:office:1.0" xmlns:table="urn:oasis:names:tc:opendocument:xmlns:table:1.0" xmlns:text="urn:oasis:names:tc:opendocument:xmlns:text:1.0" xmlns:style="urn:oasis:names:tc:opendocument:xmlns:style:1.0" xmlns:fo="urn:oasis:names:tc:opendocument:xmlns:xsl-fo-compatible:1.0" xmlns:xlink="http://www.w3.org/1999/xlink" xmlns:number="urn:oasis:names:tc:opendocument:xmlns:datastyle:1.0" xmlns:svg="urn:oasis:names:tc:opendocument:xmlns:svg-compatible:1.0" xmlns:of="urn:oasis:names:tc:opendocument:xmlns:of:1.2" office:version="1.2" office:mimetype="application/vnd.oasis.opendocument.spreadsheet-flat-xml">
  <office:meta/>
  <office:settings/>
  <office:scripts/>
  <office:font-face-decls/>
  <office:styles/>
  <office:automatic-styles/>
  <office:master-styles/>
  <office:body>
    <office:spreadsheet>
      <table:table table:name="Data">
        <table:table-column table:number-columns-repeated="23" table:default-cell-style-name="Default"/>
        <table:table-row>
          <table:table-cell office:value-type="string">
            <text:p>timestamp</text:p>
          </table:table-cell>
          <table:table-cell office:value-type="string">
            <text:p>duration_time_sec</text:p>
          </table:table-cell>
          <table:table-cell office:value-type="string">
            <text:p>inference_class</text:p>
          </table:table-cell>
          <table:table-cell office:value-type="string">
            <text:p>dataset</text:p>
          </table:table-cell>
          <table:table-cell office:value-type="string">
            <text:p>design</text:p>
          </table:table-cell>
          <table:table-cell office:value-type="string">
            <text:p>response_type</text:p>
          </table:table-cell>
          <table:table-cell office:value-type="string">
            <text:p>function_run</text:p>
          </table:table-cell>
          <table:table-cell office:value-type="string">
            <text:p>result_1</text:p>
          </table:table-cell>
          <table:table-cell office:value-type="string">
            <text:p>result_2</text:p>
          </table:table-cell>
          <table:table-cell office:value-type="string">
            <text:p>beta_T_in_confidence_interval</text:p>
          </table:table-cell>
          <table:table-cell office:value-type="string">
            <text:p>error_message</text:p>
          </table:table-cell>
          <table:table-cell office:value-type="string">
            <text:p>rep</text:p>
          </table:table-cell>
          <table:table-cell office:value-type="string">
            <text:p>run_row_id</text:p>
          </table:table-cell>
          <table:table-cell office:value-type="string">
            <text:p>beta_T</text:p>
          </table:table-cell>
          <table:table-cell office:value-type="string">
            <text:p>r</text:p>
          </table:table-cell>
          <table:table-cell office:value-type="string">
            <text:p>pval_epsilon</text:p>
          </table:table-cell>
          <table:table-cell office:value-type="string">
            <text:p>prob_censoring</text:p>
          </table:table-cell>
          <table:table-cell office:value-type="string">
            <text:p>sd_noise</text:p>
          </table:table-cell>
          <table:table-cell office:value-type="string">
            <text:p>num_cores</text:p>
          </table:table-cell>
          <table:table-cell office:value-type="string">
            <text:p>dataset_n_rows</text:p>
          </table:table-cell>
          <table:table-cell office:value-type="string">
            <text:p>dataset_n_cols</text:p>
          </table:table-cell>
          <table:table-cell office:value-type="string">
            <text:p>result</text:p>
          </table:table-cell>
          <table:table-cell office:value-type="string">
            <text:p>status</text:p>
          </table:table-cell>
        </table:table-row>
        <table:table-row>
          <table:table-cell office:value-type="string">
            <text:p>2026-04-07 10:03:37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688995382320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37 EDT</text:p>
          </table:table-cell>
          <table:table-cell office:value-type="string">
            <text:p>0.01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2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71544037513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37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85</text:p>
          </table:table-cell>
          <table:table-cell office:value-type="string">
            <text:p>0.05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54659333444253 0.05168602569801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39 EDT</text:p>
          </table:table-cell>
          <table:table-cell office:value-type="string">
            <text:p>2.255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0 EDT</text:p>
          </table:table-cell>
          <table:table-cell office:value-type="string">
            <text:p>1.14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88</text:p>
          </table:table-cell>
          <table:table-cell office:value-type="string">
            <text:p>0.0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76059942295924 0.05030022612085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0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6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125356125356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2 EDT</text:p>
          </table:table-cell>
          <table:table-cell office:value-type="string">
            <text:p>2.17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3 EDT</text:p>
          </table:table-cell>
          <table:table-cell office:value-type="string">
            <text:p>0.45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6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108262108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3 EDT</text:p>
          </table:table-cell>
          <table:table-cell office:value-type="string">
            <text:p>0.3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4 EDT</text:p>
          </table:table-cell>
          <table:table-cell office:value-type="string">
            <text:p>0.39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108262108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4 EDT</text:p>
          </table:table-cell>
          <table:table-cell office:value-type="string">
            <text:p>0.03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0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5168044388407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4 EDT</text:p>
          </table:table-cell>
          <table:table-cell office:value-type="string">
            <text:p>0.03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3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369469423220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4 EDT</text:p>
          </table:table-cell>
          <table:table-cell office:value-type="string">
            <text:p>0.00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54</text:p>
          </table:table-cell>
          <table:table-cell office:value-type="string">
            <text:p>0.04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43865494475843 0.044050460670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6 EDT</text:p>
          </table:table-cell>
          <table:table-cell office:value-type="string">
            <text:p>2.45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7 EDT</text:p>
          </table:table-cell>
          <table:table-cell office:value-type="string">
            <text:p>0.52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6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951566951566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47 EDT</text:p>
          </table:table-cell>
          <table:table-cell office:value-type="string">
            <text:p>0.729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418803418803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4 EDT</text:p>
          </table:table-cell>
          <table:table-cell office:value-type="string">
            <text:p>6.52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15</text:p>
          </table:table-cell>
          <table:table-cell office:value-type="string">
            <text:p>0.00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49979659336498 0.007703046260539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4 EDT</text:p>
          </table:table-cell>
          <table:table-cell office:value-type="string">
            <text:p>0.264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108262108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4 EDT</text:p>
          </table:table-cell>
          <table:table-cell office:value-type="string">
            <text:p>0.006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5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841223702417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4 EDT</text:p>
          </table:table-cell>
          <table:table-cell office:value-type="string">
            <text:p>0.01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3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375405249694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4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4</text:p>
          </table:table-cell>
          <table:table-cell office:value-type="string">
            <text:p>0.28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0046814051643 0.2832223400032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3:59 EDT</text:p>
          </table:table-cell>
          <table:table-cell office:value-type="string">
            <text:p>4.717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01 EDT</text:p>
          </table:table-cell>
          <table:table-cell office:value-type="string">
            <text:p>2.222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427</text:p>
          </table:table-cell>
          <table:table-cell office:value-type="string">
            <text:p>0.22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26613273230636 0.2273455391555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01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7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350427350427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06 EDT</text:p>
          </table:table-cell>
          <table:table-cell office:value-type="string">
            <text:p>5.05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4:09 EDT</text:p>
          </table:table-cell>
          <table:table-cell office:value-type="string">
            <text:p>2.767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6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951566951566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6:18 EDT</text:p>
          </table:table-cell>
          <table:table-cell office:value-type="string">
            <text:p>129.487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2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23076923076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6:34 EDT</text:p>
          </table:table-cell>
          <table:table-cell office:value-type="string">
            <text:p>15.75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345</text:p>
          </table:table-cell>
          <table:table-cell office:value-type="string">
            <text:p>0.22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45121012146497 0.2282965380981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6:34 EDT</text:p>
          </table:table-cell>
          <table:table-cell office:value-type="string">
            <text:p>0.30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108262108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6:35 EDT</text:p>
          </table:table-cell>
          <table:table-cell office:value-type="string">
            <text:p>0.753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3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196013860248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6:35 EDT</text:p>
          </table:table-cell>
          <table:table-cell office:value-type="string">
            <text:p>0.00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035490782239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06:35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84</text:p>
          </table:table-cell>
          <table:table-cell office:value-type="string">
            <text:p>0.2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3775468088819 0.2198551908838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11:49 EDT</text:p>
          </table:table-cell>
          <table:table-cell office:value-type="string">
            <text:p>313.525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14:10 EDT</text:p>
          </table:table-cell>
          <table:table-cell office:value-type="string">
            <text:p>140.8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515</text:p>
          </table:table-cell>
          <table:table-cell office:value-type="string">
            <text:p>0.6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14713091510411 0.6901686667313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14:10 EDT</text:p>
          </table:table-cell>
          <table:table-cell office:value-type="string">
            <text:p>0.00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1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145299145299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19:10 EDT</text:p>
          </table:table-cell>
          <table:table-cell office:value-type="string">
            <text:p>300.115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3:56 EDT</text:p>
          </table:table-cell>
          <table:table-cell office:value-type="string">
            <text:p>286.06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7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20227920227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29:22 EDT</text:p>
          </table:table-cell>
          <table:table-cell office:value-type="string">
            <text:p>325.9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38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834808259587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2:23 EDT</text:p>
          </table:table-cell>
          <table:table-cell office:value-type="string">
            <text:p>781.38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238</text:p>
          </table:table-cell>
          <table:table-cell office:value-type="string">
            <text:p>0.18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38028853637111 0.1823900463699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2:24 EDT</text:p>
          </table:table-cell>
          <table:table-cell office:value-type="string">
            <text:p>0.5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108262108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2:24 EDT</text:p>
          </table:table-cell>
          <table:table-cell office:value-type="string">
            <text:p>0.009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572734411484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2:24 EDT</text:p>
          </table:table-cell>
          <table:table-cell office:value-type="string">
            <text:p>0.089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2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264485845989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2:24 EDT</text:p>
          </table:table-cell>
          <table:table-cell office:value-type="string">
            <text:p>0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5</text:p>
          </table:table-cell>
          <table:table-cell office:value-type="string">
            <text:p>0.31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49642417397719 0.3181877291680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2:33 EDT</text:p>
          </table:table-cell>
          <table:table-cell office:value-type="string">
            <text:p>9.585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2:36 EDT</text:p>
          </table:table-cell>
          <table:table-cell office:value-type="string">
            <text:p>3.089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285</text:p>
          </table:table-cell>
          <table:table-cell office:value-type="string">
            <text:p>0.35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4632232191505 0.3570637477949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2:36 EDT</text:p>
          </table:table-cell>
          <table:table-cell office:value-type="string">
            <text:p>0.00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116809116809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2:44 EDT</text:p>
          </table:table-cell>
          <table:table-cell office:value-type="string">
            <text:p>8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2:48 EDT</text:p>
          </table:table-cell>
          <table:table-cell office:value-type="string">
            <text:p>3.895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3:40 EDT</text:p>
          </table:table-cell>
          <table:table-cell office:value-type="string">
            <text:p>52.062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7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064220183486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4:11 EDT</text:p>
          </table:table-cell>
          <table:table-cell office:value-type="string">
            <text:p>30.566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389</text:p>
          </table:table-cell>
          <table:table-cell office:value-type="string">
            <text:p>0.26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89282246408835 0.2605461872209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4:11 EDT</text:p>
          </table:table-cell>
          <table:table-cell office:value-type="string">
            <text:p>0.47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108262108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4:14 EDT</text:p>
          </table:table-cell>
          <table:table-cell office:value-type="string">
            <text:p>2.884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007049601222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4:14 EDT</text:p>
          </table:table-cell>
          <table:table-cell office:value-type="string">
            <text:p>0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118288135335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44:14 EDT</text:p>
          </table:table-cell>
          <table:table-cell office:value-type="string">
            <text:p>0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92</text:p>
          </table:table-cell>
          <table:table-cell office:value-type="string">
            <text:p>0.17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92078778805518 0.1719377867810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0:59:20 EDT</text:p>
          </table:table-cell>
          <table:table-cell office:value-type="string">
            <text:p>906.098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05:43 EDT</text:p>
          </table:table-cell>
          <table:table-cell office:value-type="string">
            <text:p>382.436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701</text:p>
          </table:table-cell>
          <table:table-cell office:value-type="string">
            <text:p>0.54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00938734970602 0.5422457735331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05:43 EDT</text:p>
          </table:table-cell>
          <table:table-cell office:value-type="string">
            <text:p>0.001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7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746438746438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20:22 EDT</text:p>
          </table:table-cell>
          <table:table-cell office:value-type="string">
            <text:p>879.503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1:34:58 EDT</text:p>
          </table:table-cell>
          <table:table-cell office:value-type="string">
            <text:p>875.377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6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894586894586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03:01 EDT</text:p>
          </table:table-cell>
          <table:table-cell office:value-type="string">
            <text:p>1683.023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83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333333333333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03:09 EDT</text:p>
          </table:table-cell>
          <table:table-cell office:value-type="string">
            <text:p>8.093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0.105</text:p>
          </table:table-cell>
          <table:table-cell office:value-type="string">
            <text:p>0.174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4891897972787 0.1742424977443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03:09 EDT</text:p>
          </table:table-cell>
          <table:table-cell office:value-type="string">
            <text:p>0.277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108262108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03:09 EDT</text:p>
          </table:table-cell>
          <table:table-cell office:value-type="string">
            <text:p>0.002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688995382320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03:09 EDT</text:p>
          </table:table-cell>
          <table:table-cell office:value-type="string">
            <text:p>0.142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2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407003154708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03:09 EDT</text:p>
          </table:table-cell>
          <table:table-cell office:value-type="string">
            <text:p>0.001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84</text:p>
          </table:table-cell>
          <table:table-cell office:value-type="string">
            <text:p>0.05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44360857093331 0.05065617806292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03:10 EDT</text:p>
          </table:table-cell>
          <table:table-cell office:value-type="string">
            <text:p>0.465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03:11 EDT</text:p>
          </table:table-cell>
          <table:table-cell office:value-type="string">
            <text:p>1.786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96</text:p>
          </table:table-cell>
          <table:table-cell office:value-type="string">
            <text:p>0.03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957428298084998 0.03659308438227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03:12 EDT</text:p>
          </table:table-cell>
          <table:table-cell office:value-type="string">
            <text:p>0.414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62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67806267806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03:14 EDT</text:p>
          </table:table-cell>
          <table:table-cell office:value-type="string">
            <text:p>1.701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4229174283361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03:15 EDT</text:p>
          </table:table-cell>
          <table:table-cell office:value-type="string">
            <text:p>1.202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062482493083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03:15 EDT</text:p>
          </table:table-cell>
          <table:table-cell office:value-type="string">
            <text:p>0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38</text:p>
          </table:table-cell>
          <table:table-cell office:value-type="string">
            <text:p>0.0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80248576984302 0.02956650913170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10:46 EDT</text:p>
          </table:table-cell>
          <table:table-cell office:value-type="string">
            <text:p>451.475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0:59 EDT</text:p>
          </table:table-cell>
          <table:table-cell office:value-type="string">
            <text:p>612.649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61</text:p>
          </table:table-cell>
          <table:table-cell office:value-type="string">
            <text:p>0.05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13819011281175 0.05137872739224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8:32 EDT</text:p>
          </table:table-cell>
          <table:table-cell office:value-type="string">
            <text:p>453.154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17378917378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8:32 EDT</text:p>
          </table:table-cell>
          <table:table-cell office:value-type="string">
            <text:p>0.002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1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011005659017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8:32 EDT</text:p>
          </table:table-cell>
          <table:table-cell office:value-type="string">
            <text:p>0.082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2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42304139769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8:32 EDT</text:p>
          </table:table-cell>
          <table:table-cell office:value-type="string">
            <text:p>0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506</text:p>
          </table:table-cell>
          <table:table-cell office:value-type="string">
            <text:p>0.30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05607990734749 0.3034068589311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8:35 EDT</text:p>
          </table:table-cell>
          <table:table-cell office:value-type="string">
            <text:p>2.455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8:36 EDT</text:p>
          </table:table-cell>
          <table:table-cell office:value-type="string">
            <text:p>1.273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515</text:p>
          </table:table-cell>
          <table:table-cell office:value-type="string">
            <text:p>0.32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15368915523661 0.3293041152481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8:36 EDT</text:p>
          </table:table-cell>
          <table:table-cell office:value-type="string">
            <text:p>0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8:39 EDT</text:p>
          </table:table-cell>
          <table:table-cell office:value-type="string">
            <text:p>3.04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8:42 EDT</text:p>
          </table:table-cell>
          <table:table-cell office:value-type="string">
            <text:p>3.351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6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108262108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8:46 EDT</text:p>
          </table:table-cell>
          <table:table-cell office:value-type="string">
            <text:p>3.528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849002849002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9:56 EDT</text:p>
          </table:table-cell>
          <table:table-cell office:value-type="string">
            <text:p>69.925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844</text:p>
          </table:table-cell>
          <table:table-cell office:value-type="string">
            <text:p>0.61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843698480135606 0.6149759942522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9:56 EDT</text:p>
          </table:table-cell>
          <table:table-cell office:value-type="string">
            <text:p>0.36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108262108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9:58 EDT</text:p>
          </table:table-cell>
          <table:table-cell office:value-type="string">
            <text:p>1.507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3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300561687602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9:59 EDT</text:p>
          </table:table-cell>
          <table:table-cell office:value-type="string">
            <text:p>1.22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056269503631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29:59 EDT</text:p>
          </table:table-cell>
          <table:table-cell office:value-type="string">
            <text:p>0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96</text:p>
          </table:table-cell>
          <table:table-cell office:value-type="string">
            <text:p>0.2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95896047945514 0.2298848141934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4:25 EDT</text:p>
          </table:table-cell>
          <table:table-cell office:value-type="string">
            <text:p>266.514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7:25 EDT</text:p>
          </table:table-cell>
          <table:table-cell office:value-type="string">
            <text:p>179.102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552</text:p>
          </table:table-cell>
          <table:table-cell office:value-type="string">
            <text:p>0.72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52233948205221 0.7234817373719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37:25 EDT</text:p>
          </table:table-cell>
          <table:table-cell office:value-type="string">
            <text:p>0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3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316239316239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44:32 EDT</text:p>
          </table:table-cell>
          <table:table-cell office:value-type="string">
            <text:p>427.487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51:40 EDT</text:p>
          </table:table-cell>
          <table:table-cell office:value-type="string">
            <text:p>428.332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81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148148148148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2:58:50 EDT</text:p>
          </table:table-cell>
          <table:table-cell office:value-type="string">
            <text:p>429.845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39 EDT</text:p>
          </table:table-cell>
          <table:table-cell office:value-type="string">
            <text:p>4669.229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419</text:p>
          </table:table-cell>
          <table:table-cell office:value-type="string">
            <text:p>0.37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9098674851106 0.3737709977762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40 EDT</text:p>
          </table:table-cell>
          <table:table-cell office:value-type="string">
            <text:p>0.537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6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108262108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40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0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4957149417584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40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8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51532351958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40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63</text:p>
          </table:table-cell>
          <table:table-cell office:value-type="string">
            <text:p>0.07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27527201744508 0.07266701900962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44 EDT</text:p>
          </table:table-cell>
          <table:table-cell office:value-type="string">
            <text:p>3.28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45 EDT</text:p>
          </table:table-cell>
          <table:table-cell office:value-type="string">
            <text:p>1.60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74</text:p>
          </table:table-cell>
          <table:table-cell office:value-type="string">
            <text:p>0.06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39417649871375 0.06846629521017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45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4586894586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49 EDT</text:p>
          </table:table-cell>
          <table:table-cell office:value-type="string">
            <text:p>3.548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49 EDT</text:p>
          </table:table-cell>
          <table:table-cell office:value-type="string">
            <text:p>0.457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50 EDT</text:p>
          </table:table-cell>
          <table:table-cell office:value-type="string">
            <text:p>0.55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50 EDT</text:p>
          </table:table-cell>
          <table:table-cell office:value-type="string">
            <text:p>0.548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50 EDT</text:p>
          </table:table-cell>
          <table:table-cell office:value-type="string">
            <text:p>0.028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1047847303874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50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955101045415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50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53</text:p>
          </table:table-cell>
          <table:table-cell office:value-type="string">
            <text:p>0.05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27553162865462 0.0548510108942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54 EDT</text:p>
          </table:table-cell>
          <table:table-cell office:value-type="string">
            <text:p>3.96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55 EDT</text:p>
          </table:table-cell>
          <table:table-cell office:value-type="string">
            <text:p>0.752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116809116809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6:56 EDT</text:p>
          </table:table-cell>
          <table:table-cell office:value-type="string">
            <text:p>0.938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977207977207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7:03 EDT</text:p>
          </table:table-cell>
          <table:table-cell office:value-type="string">
            <text:p>6.543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46</text:p>
          </table:table-cell>
          <table:table-cell office:value-type="string">
            <text:p>0.07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57025611007598 0.07403541763312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7:03 EDT</text:p>
          </table:table-cell>
          <table:table-cell office:value-type="string">
            <text:p>0.313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7:03 EDT</text:p>
          </table:table-cell>
          <table:table-cell office:value-type="string">
            <text:p>0.008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2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652691204613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7:03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7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788990771401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7:03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15</text:p>
          </table:table-cell>
          <table:table-cell office:value-type="string">
            <text:p>0.36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14704993907702 0.3677588179999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7:08 EDT</text:p>
          </table:table-cell>
          <table:table-cell office:value-type="string">
            <text:p>5.002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7:10 EDT</text:p>
          </table:table-cell>
          <table:table-cell office:value-type="string">
            <text:p>2.35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33</text:p>
          </table:table-cell>
          <table:table-cell office:value-type="string">
            <text:p>0.31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30093516569432 0.3128117834655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7:10 EDT</text:p>
          </table:table-cell>
          <table:table-cell office:value-type="string">
            <text:p>0.00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88888888888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7:16 EDT</text:p>
          </table:table-cell>
          <table:table-cell office:value-type="string">
            <text:p>5.446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7:19 EDT</text:p>
          </table:table-cell>
          <table:table-cell office:value-type="string">
            <text:p>3.029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86609686609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8:50 EDT</text:p>
          </table:table-cell>
          <table:table-cell office:value-type="string">
            <text:p>91.36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5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3432835820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9:01 EDT</text:p>
          </table:table-cell>
          <table:table-cell office:value-type="string">
            <text:p>11.295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26</text:p>
          </table:table-cell>
          <table:table-cell office:value-type="string">
            <text:p>0.31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59843930801857 0.3128977548941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9:02 EDT</text:p>
          </table:table-cell>
          <table:table-cell office:value-type="string">
            <text:p>0.452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9:03 EDT</text:p>
          </table:table-cell>
          <table:table-cell office:value-type="string">
            <text:p>0.82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7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643629030253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9:03 EDT</text:p>
          </table:table-cell>
          <table:table-cell office:value-type="string">
            <text:p>0.00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8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844946546684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19:03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138</text:p>
          </table:table-cell>
          <table:table-cell office:value-type="string">
            <text:p>0.29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7859419269423 0.2907319998744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23:51 EDT</text:p>
          </table:table-cell>
          <table:table-cell office:value-type="string">
            <text:p>287.89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25:50 EDT</text:p>
          </table:table-cell>
          <table:table-cell office:value-type="string">
            <text:p>119.63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352</text:p>
          </table:table-cell>
          <table:table-cell office:value-type="string">
            <text:p>0.66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51771039021514 0.6627380675655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25:50 EDT</text:p>
          </table:table-cell>
          <table:table-cell office:value-type="string">
            <text:p>0.00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7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35327635327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30:30 EDT</text:p>
          </table:table-cell>
          <table:table-cell office:value-type="string">
            <text:p>279.434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35:05 EDT</text:p>
          </table:table-cell>
          <table:table-cell office:value-type="string">
            <text:p>275.66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672364672364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40:46 EDT</text:p>
          </table:table-cell>
          <table:table-cell office:value-type="string">
            <text:p>340.17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4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23809523809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2:53 EDT</text:p>
          </table:table-cell>
          <table:table-cell office:value-type="string">
            <text:p>727.5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97</text:p>
          </table:table-cell>
          <table:table-cell office:value-type="string">
            <text:p>0.26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966752715194661 0.2653052630860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2:53 EDT</text:p>
          </table:table-cell>
          <table:table-cell office:value-type="string">
            <text:p>0.39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2:53 EDT</text:p>
          </table:table-cell>
          <table:table-cell office:value-type="string">
            <text:p>0.006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574504144925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2:53 EDT</text:p>
          </table:table-cell>
          <table:table-cell office:value-type="string">
            <text:p>0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89431312158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2:53 EDT</text:p>
          </table:table-cell>
          <table:table-cell office:value-type="string">
            <text:p>0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59</text:p>
          </table:table-cell>
          <table:table-cell office:value-type="string">
            <text:p>0.35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59467935427714 0.3509580183262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3:00 EDT</text:p>
          </table:table-cell>
          <table:table-cell office:value-type="string">
            <text:p>6.50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3:03 EDT</text:p>
          </table:table-cell>
          <table:table-cell office:value-type="string">
            <text:p>2.663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267</text:p>
          </table:table-cell>
          <table:table-cell office:value-type="string">
            <text:p>0.35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66651148458955 0.3588702424555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3:03 EDT</text:p>
          </table:table-cell>
          <table:table-cell office:value-type="string">
            <text:p>0.00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7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891737891737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3:09 EDT</text:p>
          </table:table-cell>
          <table:table-cell office:value-type="string">
            <text:p>5.896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3:11 EDT</text:p>
          </table:table-cell>
          <table:table-cell office:value-type="string">
            <text:p>2.704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7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863247863247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3:41 EDT</text:p>
          </table:table-cell>
          <table:table-cell office:value-type="string">
            <text:p>29.549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76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84729064039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4:06 EDT</text:p>
          </table:table-cell>
          <table:table-cell office:value-type="string">
            <text:p>25.093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328</text:p>
          </table:table-cell>
          <table:table-cell office:value-type="string">
            <text:p>0.34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750242717229 0.3437107564849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4:06 EDT</text:p>
          </table:table-cell>
          <table:table-cell office:value-type="string">
            <text:p>0.308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4:08 EDT</text:p>
          </table:table-cell>
          <table:table-cell office:value-type="string">
            <text:p>1.411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956102025903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4:08 EDT</text:p>
          </table:table-cell>
          <table:table-cell office:value-type="string">
            <text:p>0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16003420674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4:54:08 EDT</text:p>
          </table:table-cell>
          <table:table-cell office:value-type="string">
            <text:p>0.001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184</text:p>
          </table:table-cell>
          <table:table-cell office:value-type="string">
            <text:p>0.14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84326020908505 0.1452039803904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5:06:26 EDT</text:p>
          </table:table-cell>
          <table:table-cell office:value-type="string">
            <text:p>738.467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5:09:58 EDT</text:p>
          </table:table-cell>
          <table:table-cell office:value-type="string">
            <text:p>212.002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527</text:p>
          </table:table-cell>
          <table:table-cell office:value-type="string">
            <text:p>0.51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26981469784862 0.5128032738798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5:09:58 EDT</text:p>
          </table:table-cell>
          <table:table-cell office:value-type="string">
            <text:p>0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572649572649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5:18:02 EDT</text:p>
          </table:table-cell>
          <table:table-cell office:value-type="string">
            <text:p>484.175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5:26:06 EDT</text:p>
          </table:table-cell>
          <table:table-cell office:value-type="string">
            <text:p>483.37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344729344729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5:54:47 EDT</text:p>
          </table:table-cell>
          <table:table-cell office:value-type="string">
            <text:p>1721.442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8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23076923076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26:43 EDT</text:p>
          </table:table-cell>
          <table:table-cell office:value-type="string">
            <text:p>1916.162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223</text:p>
          </table:table-cell>
          <table:table-cell office:value-type="string">
            <text:p>0.26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3098068191861 0.2666172960288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26:44 EDT</text:p>
          </table:table-cell>
          <table:table-cell office:value-type="string">
            <text:p>0.298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26:44 EDT</text:p>
          </table:table-cell>
          <table:table-cell office:value-type="string">
            <text:p>0.002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0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4957149417583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26:44 EDT</text:p>
          </table:table-cell>
          <table:table-cell office:value-type="string">
            <text:p>0.002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8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41736922887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26:44 EDT</text:p>
          </table:table-cell>
          <table:table-cell office:value-type="string">
            <text:p>0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62</text:p>
          </table:table-cell>
          <table:table-cell office:value-type="string">
            <text:p>0.07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17356528468369 0.07164995168200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26:44 EDT</text:p>
          </table:table-cell>
          <table:table-cell office:value-type="string">
            <text:p>0.405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26:46 EDT</text:p>
          </table:table-cell>
          <table:table-cell office:value-type="string">
            <text:p>1.783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66</text:p>
          </table:table-cell>
          <table:table-cell office:value-type="string">
            <text:p>0.08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64541821484085 0.08543724857558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26:46 EDT</text:p>
          </table:table-cell>
          <table:table-cell office:value-type="string">
            <text:p>0.365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88888888888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26:47 EDT</text:p>
          </table:table-cell>
          <table:table-cell office:value-type="string">
            <text:p>0.397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9229283302512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26:47 EDT</text:p>
          </table:table-cell>
          <table:table-cell office:value-type="string">
            <text:p>0.175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213430544491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26:47 EDT</text:p>
          </table:table-cell>
          <table:table-cell office:value-type="string">
            <text:p>0.001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19</text:p>
          </table:table-cell>
          <table:table-cell office:value-type="string">
            <text:p>0.03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89786158980448 0.03743718250307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33:42 EDT</text:p>
          </table:table-cell>
          <table:table-cell office:value-type="string">
            <text:p>415.677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0:43 EDT</text:p>
          </table:table-cell>
          <table:table-cell office:value-type="string">
            <text:p>420.192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49</text:p>
          </table:table-cell>
          <table:table-cell office:value-type="string">
            <text:p>0.05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86189229335877 0.05711444320910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7:20 EDT</text:p>
          </table:table-cell>
          <table:table-cell office:value-type="string">
            <text:p>397.268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6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951566951566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7:20 EDT</text:p>
          </table:table-cell>
          <table:table-cell office:value-type="string">
            <text:p>0.002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873173402160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7:20 EDT</text:p>
          </table:table-cell>
          <table:table-cell office:value-type="string">
            <text:p>0.003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8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42146259094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7:20 EDT</text:p>
          </table:table-cell>
          <table:table-cell office:value-type="string">
            <text:p>0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58</text:p>
          </table:table-cell>
          <table:table-cell office:value-type="string">
            <text:p>0.41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5795866819347 0.4154221362366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7:22 EDT</text:p>
          </table:table-cell>
          <table:table-cell office:value-type="string">
            <text:p>2.321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7:23 EDT</text:p>
          </table:table-cell>
          <table:table-cell office:value-type="string">
            <text:p>1.224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385</text:p>
          </table:table-cell>
          <table:table-cell office:value-type="string">
            <text:p>0.37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85045106753387 0.3759010534886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7:23 EDT</text:p>
          </table:table-cell>
          <table:table-cell office:value-type="string">
            <text:p>0.001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7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774928774928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7:26 EDT</text:p>
          </table:table-cell>
          <table:table-cell office:value-type="string">
            <text:p>2.425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7:29 EDT</text:p>
          </table:table-cell>
          <table:table-cell office:value-type="string">
            <text:p>2.662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7:32 EDT</text:p>
          </table:table-cell>
          <table:table-cell office:value-type="string">
            <text:p>3.05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10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25641025641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8:03 EDT</text:p>
          </table:table-cell>
          <table:table-cell office:value-type="string">
            <text:p>31.717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62</text:p>
          </table:table-cell>
          <table:table-cell office:value-type="string">
            <text:p>0.67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20309896955152 0.6777733649983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8:04 EDT</text:p>
          </table:table-cell>
          <table:table-cell office:value-type="string">
            <text:p>0.46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8:04 EDT</text:p>
          </table:table-cell>
          <table:table-cell office:value-type="string">
            <text:p>0.384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6956675161032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8:04 EDT</text:p>
          </table:table-cell>
          <table:table-cell office:value-type="string">
            <text:p>0.145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2159433397499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48:04 EDT</text:p>
          </table:table-cell>
          <table:table-cell office:value-type="string">
            <text:p>0.001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143</text:p>
          </table:table-cell>
          <table:table-cell office:value-type="string">
            <text:p>0.28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43181749391082 0.28231525261173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52:09 EDT</text:p>
          </table:table-cell>
          <table:table-cell office:value-type="string">
            <text:p>244.773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52:28 EDT</text:p>
          </table:table-cell>
          <table:table-cell office:value-type="string">
            <text:p>19.367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495</text:p>
          </table:table-cell>
          <table:table-cell office:value-type="string">
            <text:p>0.61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95246417429765 0.6177743182646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52:28 EDT</text:p>
          </table:table-cell>
          <table:table-cell office:value-type="string">
            <text:p>0.001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1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176638176638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53:06 EDT</text:p>
          </table:table-cell>
          <table:table-cell office:value-type="string">
            <text:p>37.978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53:46 EDT</text:p>
          </table:table-cell>
          <table:table-cell office:value-type="string">
            <text:p>39.184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5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3561253561253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6:54:24 EDT</text:p>
          </table:table-cell>
          <table:table-cell office:value-type="string">
            <text:p>37.848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03 EDT</text:p>
          </table:table-cell>
          <table:table-cell office:value-type="string">
            <text:p>459.537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26</text:p>
          </table:table-cell>
          <table:table-cell office:value-type="string">
            <text:p>0.4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596240624396 0.4099165763060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04 EDT</text:p>
          </table:table-cell>
          <table:table-cell office:value-type="string">
            <text:p>0.51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04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9390719288543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04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7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756609090367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04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56</text:p>
          </table:table-cell>
          <table:table-cell office:value-type="string">
            <text:p>0.07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56168333696914 0.07439827194677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07 EDT</text:p>
          </table:table-cell>
          <table:table-cell office:value-type="string">
            <text:p>3.553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08 EDT</text:p>
          </table:table-cell>
          <table:table-cell office:value-type="string">
            <text:p>0.98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66</text:p>
          </table:table-cell>
          <table:table-cell office:value-type="string">
            <text:p>0.06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58802564208503 0.06676759846895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08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7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35327635327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10 EDT</text:p>
          </table:table-cell>
          <table:table-cell office:value-type="string">
            <text:p>1.858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11 EDT</text:p>
          </table:table-cell>
          <table:table-cell office:value-type="string">
            <text:p>0.375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7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77207977207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11 EDT</text:p>
          </table:table-cell>
          <table:table-cell office:value-type="string">
            <text:p>0.348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11 EDT</text:p>
          </table:table-cell>
          <table:table-cell office:value-type="string">
            <text:p>0.38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77207977207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11 EDT</text:p>
          </table:table-cell>
          <table:table-cell office:value-type="string">
            <text:p>0.023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11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11 EDT</text:p>
          </table:table-cell>
          <table:table-cell office:value-type="string">
            <text:p>0.00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56</text:p>
          </table:table-cell>
          <table:table-cell office:value-type="string">
            <text:p>0.05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60890015551683 0.05608900155516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14 EDT</text:p>
          </table:table-cell>
          <table:table-cell office:value-type="string">
            <text:p>2.524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15 EDT</text:p>
          </table:table-cell>
          <table:table-cell office:value-type="string">
            <text:p>0.54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15 EDT</text:p>
          </table:table-cell>
          <table:table-cell office:value-type="string">
            <text:p>0.60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558404558404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23 EDT</text:p>
          </table:table-cell>
          <table:table-cell office:value-type="string">
            <text:p>8.23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78</text:p>
          </table:table-cell>
          <table:table-cell office:value-type="string">
            <text:p>0.07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82324140051641 0.07221453600476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24 EDT</text:p>
          </table:table-cell>
          <table:table-cell office:value-type="string">
            <text:p>0.422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77207977207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24 EDT</text:p>
          </table:table-cell>
          <table:table-cell office:value-type="string">
            <text:p>0.009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1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823255322806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24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142728043754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24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14</text:p>
          </table:table-cell>
          <table:table-cell office:value-type="string">
            <text:p>0.3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13722174157333 0.3501872806134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29 EDT</text:p>
          </table:table-cell>
          <table:table-cell office:value-type="string">
            <text:p>5.496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32 EDT</text:p>
          </table:table-cell>
          <table:table-cell office:value-type="string">
            <text:p>2.447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327</text:p>
          </table:table-cell>
          <table:table-cell office:value-type="string">
            <text:p>0.33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7207658428147 0.3338563518405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32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40170940170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38 EDT</text:p>
          </table:table-cell>
          <table:table-cell office:value-type="string">
            <text:p>6.06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2:41 EDT</text:p>
          </table:table-cell>
          <table:table-cell office:value-type="string">
            <text:p>2.925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8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4586894586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4:04 EDT</text:p>
          </table:table-cell>
          <table:table-cell office:value-type="string">
            <text:p>83.47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47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16417910447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4:14 EDT</text:p>
          </table:table-cell>
          <table:table-cell office:value-type="string">
            <text:p>9.495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26</text:p>
          </table:table-cell>
          <table:table-cell office:value-type="string">
            <text:p>0.29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60352635810839 0.2968177422669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4:14 EDT</text:p>
          </table:table-cell>
          <table:table-cell office:value-type="string">
            <text:p>0.287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77207977207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4:15 EDT</text:p>
          </table:table-cell>
          <table:table-cell office:value-type="string">
            <text:p>0.73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11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83821509832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4:15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7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771777700198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4:15 EDT</text:p>
          </table:table-cell>
          <table:table-cell office:value-type="string">
            <text:p>0.00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81</text:p>
          </table:table-cell>
          <table:table-cell office:value-type="string">
            <text:p>0.14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81118620739674 0.1443543187732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08:39 EDT</text:p>
          </table:table-cell>
          <table:table-cell office:value-type="string">
            <text:p>264.579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0:31 EDT</text:p>
          </table:table-cell>
          <table:table-cell office:value-type="string">
            <text:p>112.006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636</text:p>
          </table:table-cell>
          <table:table-cell office:value-type="string">
            <text:p>0.24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35971546750102 0.2454089973593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0:31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6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2108262108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4:52 EDT</text:p>
          </table:table-cell>
          <table:table-cell office:value-type="string">
            <text:p>260.74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19:10 EDT</text:p>
          </table:table-cell>
          <table:table-cell office:value-type="string">
            <text:p>257.81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50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071225071225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26:14 EDT</text:p>
          </table:table-cell>
          <table:table-cell office:value-type="string">
            <text:p>424.078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24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24242424242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2:26 EDT</text:p>
          </table:table-cell>
          <table:table-cell office:value-type="string">
            <text:p>972.179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343</text:p>
          </table:table-cell>
          <table:table-cell office:value-type="string">
            <text:p>0.09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42727109918272 0.09787825593368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2:27 EDT</text:p>
          </table:table-cell>
          <table:table-cell office:value-type="string">
            <text:p>0.685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77207977207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2:27 EDT</text:p>
          </table:table-cell>
          <table:table-cell office:value-type="string">
            <text:p>0.007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196516716282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2:27 EDT</text:p>
          </table:table-cell>
          <table:table-cell office:value-type="string">
            <text:p>0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599110766159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2:27 EDT</text:p>
          </table:table-cell>
          <table:table-cell office:value-type="string">
            <text:p>0.00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87</text:p>
          </table:table-cell>
          <table:table-cell office:value-type="string">
            <text:p>0.52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66798659905617 0.5259832092470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2:35 EDT</text:p>
          </table:table-cell>
          <table:table-cell office:value-type="string">
            <text:p>7.70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2:38 EDT</text:p>
          </table:table-cell>
          <table:table-cell office:value-type="string">
            <text:p>2.86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58</text:p>
          </table:table-cell>
          <table:table-cell office:value-type="string">
            <text:p>0.59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83841341031488 0.5984359607970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2:38 EDT</text:p>
          </table:table-cell>
          <table:table-cell office:value-type="string">
            <text:p>0.00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1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652421652421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2:44 EDT</text:p>
          </table:table-cell>
          <table:table-cell office:value-type="string">
            <text:p>6.25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2:47 EDT</text:p>
          </table:table-cell>
          <table:table-cell office:value-type="string">
            <text:p>3.089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20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051282051282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3:00 EDT</text:p>
          </table:table-cell>
          <table:table-cell office:value-type="string">
            <text:p>13.626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11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176470588235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3:37 EDT</text:p>
          </table:table-cell>
          <table:table-cell office:value-type="string">
            <text:p>36.719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521</text:p>
          </table:table-cell>
          <table:table-cell office:value-type="string">
            <text:p>0.13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206722841024 0.1308287432286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3:38 EDT</text:p>
          </table:table-cell>
          <table:table-cell office:value-type="string">
            <text:p>0.522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77207977207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3:39 EDT</text:p>
          </table:table-cell>
          <table:table-cell office:value-type="string">
            <text:p>1.693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3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797298818587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3:39 EDT</text:p>
          </table:table-cell>
          <table:table-cell office:value-type="string">
            <text:p>0.001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1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150904699927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43:39 EDT</text:p>
          </table:table-cell>
          <table:table-cell office:value-type="string">
            <text:p>0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42</text:p>
          </table:table-cell>
          <table:table-cell office:value-type="string">
            <text:p>0.16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1863318769155 0.1659173423974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7:59:07 EDT</text:p>
          </table:table-cell>
          <table:table-cell office:value-type="string">
            <text:p>927.729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38:31 EDT</text:p>
          </table:table-cell>
          <table:table-cell office:value-type="string">
            <text:p>2041.428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247</text:p>
          </table:table-cell>
          <table:table-cell office:value-type="string">
            <text:p>0.79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7331199270947 0.7983430193315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8:38:31 EDT</text:p>
          </table:table-cell>
          <table:table-cell office:value-type="string">
            <text:p>0.071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6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923076923076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00:22 EDT</text:p>
          </table:table-cell>
          <table:table-cell office:value-type="string">
            <text:p>1310.649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19:20:51 EDT</text:p>
          </table:table-cell>
          <table:table-cell office:value-type="string">
            <text:p>1229.204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90028490028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0:07:02 EDT</text:p>
          </table:table-cell>
          <table:table-cell office:value-type="string">
            <text:p>2770.99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9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729729729729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3:02:57 EDT</text:p>
          </table:table-cell>
          <table:table-cell office:value-type="string">
            <text:p>10555.161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228</text:p>
          </table:table-cell>
          <table:table-cell office:value-type="string">
            <text:p>0.4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7873596719556 0.4404722680673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3:02:57 EDT</text:p>
          </table:table-cell>
          <table:table-cell office:value-type="string">
            <text:p>0.347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8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31908831908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3:02:57 EDT</text:p>
          </table:table-cell>
          <table:table-cell office:value-type="string">
            <text:p>0.001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8703551317701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3:02:57 EDT</text:p>
          </table:table-cell>
          <table:table-cell office:value-type="string">
            <text:p>0.139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859774824239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3:02:57 EDT</text:p>
          </table:table-cell>
          <table:table-cell office:value-type="string">
            <text:p>0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72</text:p>
          </table:table-cell>
          <table:table-cell office:value-type="string">
            <text:p>0.05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15259329821012 0.05411883034669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3:02:58 EDT</text:p>
          </table:table-cell>
          <table:table-cell office:value-type="string">
            <text:p>0.455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3:03:00 EDT</text:p>
          </table:table-cell>
          <table:table-cell office:value-type="string">
            <text:p>1.997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65</text:p>
          </table:table-cell>
          <table:table-cell office:value-type="string">
            <text:p>0.06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45344090066793 0.06151175374006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3:03:00 EDT</text:p>
          </table:table-cell>
          <table:table-cell office:value-type="string">
            <text:p>0.416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5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547008547008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3:03:04 EDT</text:p>
          </table:table-cell>
          <table:table-cell office:value-type="string">
            <text:p>3.248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1363600033852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3:03:07 EDT</text:p>
          </table:table-cell>
          <table:table-cell office:value-type="string">
            <text:p>3.398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6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55409541268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3:03:07 EDT</text:p>
          </table:table-cell>
          <table:table-cell office:value-type="string">
            <text:p>0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63</text:p>
          </table:table-cell>
          <table:table-cell office:value-type="string">
            <text:p>0.06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32274341224877 0.06050023405478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3:22:12 EDT</text:p>
          </table:table-cell>
          <table:table-cell office:value-type="string">
            <text:p>1145.435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7 23:42:20 EDT</text:p>
          </table:table-cell>
          <table:table-cell office:value-type="string">
            <text:p>1207.254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89</text:p>
          </table:table-cell>
          <table:table-cell office:value-type="string">
            <text:p>0.0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88684929962976 0.03971404050008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1:43 EDT</text:p>
          </table:table-cell>
          <table:table-cell office:value-type="string">
            <text:p>1163.765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572649572649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1:43 EDT</text:p>
          </table:table-cell>
          <table:table-cell office:value-type="string">
            <text:p>0.002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190296383193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1:44 EDT</text:p>
          </table:table-cell>
          <table:table-cell office:value-type="string">
            <text:p>0.092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864822973227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1:44 EDT</text:p>
          </table:table-cell>
          <table:table-cell office:value-type="string">
            <text:p>0.001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427</text:p>
          </table:table-cell>
          <table:table-cell office:value-type="string">
            <text:p>0.32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27447251495717 0.3236413238318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1:46 EDT</text:p>
          </table:table-cell>
          <table:table-cell office:value-type="string">
            <text:p>2.386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1:47 EDT</text:p>
          </table:table-cell>
          <table:table-cell office:value-type="string">
            <text:p>1.40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391</text:p>
          </table:table-cell>
          <table:table-cell office:value-type="string">
            <text:p>0.35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90891324090268 0.3506935983114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1:47 EDT</text:p>
          </table:table-cell>
          <table:table-cell office:value-type="string">
            <text:p>0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76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068376068376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1:50 EDT</text:p>
          </table:table-cell>
          <table:table-cell office:value-type="string">
            <text:p>2.958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1:54 EDT</text:p>
          </table:table-cell>
          <table:table-cell office:value-type="string">
            <text:p>3.355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88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31908831908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1:57 EDT</text:p>
          </table:table-cell>
          <table:table-cell office:value-type="string">
            <text:p>3.64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2:48 EDT</text:p>
          </table:table-cell>
          <table:table-cell office:value-type="string">
            <text:p>50.955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663</text:p>
          </table:table-cell>
          <table:table-cell office:value-type="string">
            <text:p>0.45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62538447571408 0.4553184460484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2:49 EDT</text:p>
          </table:table-cell>
          <table:table-cell office:value-type="string">
            <text:p>0.53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8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31908831908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2:53 EDT</text:p>
          </table:table-cell>
          <table:table-cell office:value-type="string">
            <text:p>3.837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011632719780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2:56 EDT</text:p>
          </table:table-cell>
          <table:table-cell office:value-type="string">
            <text:p>3.299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4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42188725527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02:56 EDT</text:p>
          </table:table-cell>
          <table:table-cell office:value-type="string">
            <text:p>0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84</text:p>
          </table:table-cell>
          <table:table-cell office:value-type="string">
            <text:p>0.26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3528564177155 0.2632959097815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16:44 EDT</text:p>
          </table:table-cell>
          <table:table-cell office:value-type="string">
            <text:p>827.929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24:46 EDT</text:p>
          </table:table-cell>
          <table:table-cell office:value-type="string">
            <text:p>482.077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479</text:p>
          </table:table-cell>
          <table:table-cell office:value-type="string">
            <text:p>0.68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79285350434848 0.6843117886921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24:46 EDT</text:p>
          </table:table-cell>
          <table:table-cell office:value-type="string">
            <text:p>0.001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7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772079772079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43:41 EDT</text:p>
          </table:table-cell>
          <table:table-cell office:value-type="string">
            <text:p>1134.984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0:58:45 EDT</text:p>
          </table:table-cell>
          <table:table-cell office:value-type="string">
            <text:p>903.599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515669515669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1:12:50 EDT</text:p>
          </table:table-cell>
          <table:table-cell office:value-type="string">
            <text:p>845.774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24 EDT</text:p>
          </table:table-cell>
          <table:table-cell office:value-type="string">
            <text:p>9273.997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369</text:p>
          </table:table-cell>
          <table:table-cell office:value-type="string">
            <text:p>0.39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68639230879304 0.3914293249255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25 EDT</text:p>
          </table:table-cell>
          <table:table-cell office:value-type="string">
            <text:p>0.485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Efron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8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31908831908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33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919208055111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33 EDT</text:p>
          </table:table-cell>
          <table:table-cell office:value-type="string">
            <text:p>0.018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6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655426748423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33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85</text:p>
          </table:table-cell>
          <table:table-cell office:value-type="string">
            <text:p>0.04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5051053220953 0.04666689211872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37 EDT</text:p>
          </table:table-cell>
          <table:table-cell office:value-type="string">
            <text:p>3.54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38 EDT</text:p>
          </table:table-cell>
          <table:table-cell office:value-type="string">
            <text:p>1.66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8</text:p>
          </table:table-cell>
          <table:table-cell office:value-type="string">
            <text:p>0.0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03762340797189 0.04819022072125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38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5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669515669515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40 EDT</text:p>
          </table:table-cell>
          <table:table-cell office:value-type="string">
            <text:p>1.84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40 EDT</text:p>
          </table:table-cell>
          <table:table-cell office:value-type="string">
            <text:p>0.28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595441595441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41 EDT</text:p>
          </table:table-cell>
          <table:table-cell office:value-type="string">
            <text:p>0.32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41 EDT</text:p>
          </table:table-cell>
          <table:table-cell office:value-type="string">
            <text:p>0.37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0256410256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41 EDT</text:p>
          </table:table-cell>
          <table:table-cell office:value-type="string">
            <text:p>0.023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2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401265521430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41 EDT</text:p>
          </table:table-cell>
          <table:table-cell office:value-type="string">
            <text:p>0.02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8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834567598204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41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64</text:p>
          </table:table-cell>
          <table:table-cell office:value-type="string">
            <text:p>0.03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40986876544792 0.03607337722587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43 EDT</text:p>
          </table:table-cell>
          <table:table-cell office:value-type="string">
            <text:p>2.23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44 EDT</text:p>
          </table:table-cell>
          <table:table-cell office:value-type="string">
            <text:p>0.47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0256410256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44 EDT</text:p>
          </table:table-cell>
          <table:table-cell office:value-type="string">
            <text:p>0.514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51 EDT</text:p>
          </table:table-cell>
          <table:table-cell office:value-type="string">
            <text:p>6.97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221</text:p>
          </table:table-cell>
          <table:table-cell office:value-type="string">
            <text:p>-0.106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1176844011499 -0.1057071097756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52 EDT</text:p>
          </table:table-cell>
          <table:table-cell office:value-type="string">
            <text:p>0.363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0256410256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52 EDT</text:p>
          </table:table-cell>
          <table:table-cell office:value-type="string">
            <text:p>0.00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3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064164453884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52 EDT</text:p>
          </table:table-cell>
          <table:table-cell office:value-type="string">
            <text:p>0.00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62599371068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52 EDT</text:p>
          </table:table-cell>
          <table:table-cell office:value-type="string">
            <text:p>0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59</text:p>
          </table:table-cell>
          <table:table-cell office:value-type="string">
            <text:p>-0.002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93219243062329 -0.001961364771455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52 EDT</text:p>
          </table:table-cell>
          <table:table-cell office:value-type="string">
            <text:p>0.329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54 EDT</text:p>
          </table:table-cell>
          <table:table-cell office:value-type="string">
            <text:p>1.867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59</text:p>
          </table:table-cell>
          <table:table-cell office:value-type="string">
            <text:p>-0.004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85117540924322 -0.004399369325898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54 EDT</text:p>
          </table:table-cell>
          <table:table-cell office:value-type="string">
            <text:p>0.163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0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709401709401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58 EDT</text:p>
          </table:table-cell>
          <table:table-cell office:value-type="string">
            <text:p>3.7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7:58 EDT</text:p>
          </table:table-cell>
          <table:table-cell office:value-type="string">
            <text:p>0.242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2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2792022792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8:01 EDT</text:p>
          </table:table-cell>
          <table:table-cell office:value-type="string">
            <text:p>2.797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8:01 EDT</text:p>
          </table:table-cell>
          <table:table-cell office:value-type="string">
            <text:p>0.363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0256410256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8:01 EDT</text:p>
          </table:table-cell>
          <table:table-cell office:value-type="string">
            <text:p>0.08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330805061065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8:01 EDT</text:p>
          </table:table-cell>
          <table:table-cell office:value-type="string">
            <text:p>0.051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40397939266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8:01 EDT</text:p>
          </table:table-cell>
          <table:table-cell office:value-type="string">
            <text:p>0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51</text:p>
          </table:table-cell>
          <table:table-cell office:value-type="string">
            <text:p>0.00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14106602905489 0.004794559069234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8:05 EDT</text:p>
          </table:table-cell>
          <table:table-cell office:value-type="string">
            <text:p>3.086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 0 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8:05 EDT</text:p>
          </table:table-cell>
          <table:table-cell office:value-type="string">
            <text:p>0.338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646723646723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8:05 EDT</text:p>
          </table:table-cell>
          <table:table-cell office:value-type="string">
            <text:p>0.41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8:14 EDT</text:p>
          </table:table-cell>
          <table:table-cell office:value-type="string">
            <text:p>8.647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542</text:p>
          </table:table-cell>
          <table:table-cell office:value-type="string">
            <text:p>0.18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42166027652322 0.1889520309063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8:14 EDT</text:p>
          </table:table-cell>
          <table:table-cell office:value-type="string">
            <text:p>0.403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8:14 EDT</text:p>
          </table:table-cell>
          <table:table-cell office:value-type="string">
            <text:p>0.112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330805061065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8:15 EDT</text:p>
          </table:table-cell>
          <table:table-cell office:value-type="string">
            <text:p>0.025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40397939266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8:15 EDT</text:p>
          </table:table-cell>
          <table:table-cell office:value-type="string">
            <text:p>0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51</text:p>
          </table:table-cell>
          <table:table-cell office:value-type="string">
            <text:p>0.00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14106602905489 0.004794559069234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49:13 EDT</text:p>
          </table:table-cell>
          <table:table-cell office:value-type="string">
            <text:p>58.403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0:24 EDT</text:p>
          </table:table-cell>
          <table:table-cell office:value-type="string">
            <text:p>70.949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49</text:p>
          </table:table-cell>
          <table:table-cell office:value-type="string">
            <text:p>0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90116187626018 -4.31537979093493e-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1:21 EDT</text:p>
          </table:table-cell>
          <table:table-cell office:value-type="string">
            <text:p>57.373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09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9686609686609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1:52 EDT</text:p>
          </table:table-cell>
          <table:table-cell office:value-type="string">
            <text:p>30.892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2:21 EDT</text:p>
          </table:table-cell>
          <table:table-cell office:value-type="string">
            <text:p>29.075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19658119658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2:52 EDT</text:p>
          </table:table-cell>
          <table:table-cell office:value-type="string">
            <text:p>31.037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6329113924050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5:20 EDT</text:p>
          </table:table-cell>
          <table:table-cell office:value-type="string">
            <text:p>147.806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47</text:p>
          </table:table-cell>
          <table:table-cell office:value-type="string">
            <text:p>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6892504112551 0.0002764028912367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5:20 EDT</text:p>
          </table:table-cell>
          <table:table-cell office:value-type="string">
            <text:p>0.276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0256410256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5:20 EDT</text:p>
          </table:table-cell>
          <table:table-cell office:value-type="string">
            <text:p>0.09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1317761220341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5:20 EDT</text:p>
          </table:table-cell>
          <table:table-cell office:value-type="string">
            <text:p>0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0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031925599068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5:20 EDT</text:p>
          </table:table-cell>
          <table:table-cell office:value-type="string">
            <text:p>0.001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2</text:p>
          </table:table-cell>
          <table:table-cell office:value-type="string">
            <text:p>0.02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99169515524231 0.02255247399310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5:25 EDT</text:p>
          </table:table-cell>
          <table:table-cell office:value-type="string">
            <text:p>4.415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5:32 EDT</text:p>
          </table:table-cell>
          <table:table-cell office:value-type="string">
            <text:p>7.329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92</text:p>
          </table:table-cell>
          <table:table-cell office:value-type="string">
            <text:p>0.18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918570908078 0.1852972973542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5:37 EDT</text:p>
          </table:table-cell>
          <table:table-cell office:value-type="string">
            <text:p>4.798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86609686609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5:46 EDT</text:p>
          </table:table-cell>
          <table:table-cell office:value-type="string">
            <text:p>8.59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5:52 EDT</text:p>
          </table:table-cell>
          <table:table-cell office:value-type="string">
            <text:p>6.39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5:57 EDT</text:p>
          </table:table-cell>
          <table:table-cell office:value-type="string">
            <text:p>5.18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4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513888888888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2 EDT</text:p>
          </table:table-cell>
          <table:table-cell office:value-type="string">
            <text:p>24.935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17</text:p>
          </table:table-cell>
          <table:table-cell office:value-type="string">
            <text:p>0.0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65029715059036 0.01913849394658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2 EDT</text:p>
          </table:table-cell>
          <table:table-cell office:value-type="string">
            <text:p>0.2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0256410256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2 EDT</text:p>
          </table:table-cell>
          <table:table-cell office:value-type="string">
            <text:p>0.014</text:p>
          </table:table-cell>
          <table:table-cell office:value-type="string">
            <text:p>InferencePropUniv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00178068889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3 EDT</text:p>
          </table:table-cell>
          <table:table-cell office:value-type="string">
            <text:p>0.091</text:p>
          </table:table-cell>
          <table:table-cell office:value-type="string">
            <text:p>InferencePropUniv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6404533531441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3 EDT</text:p>
          </table:table-cell>
          <table:table-cell office:value-type="string">
            <text:p>0</text:p>
          </table:table-cell>
          <table:table-cell office:value-type="string">
            <text:p>InferencePropUniv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5</text:p>
          </table:table-cell>
          <table:table-cell office:value-type="string">
            <text:p>0.0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49960153677803 0.009924539899837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3 EDT</text:p>
          </table:table-cell>
          <table:table-cell office:value-type="string">
            <text:p>0.333</text:p>
          </table:table-cell>
          <table:table-cell office:value-type="string">
            <text:p>InferencePropUniv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7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774928774928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3 EDT</text:p>
          </table:table-cell>
          <table:table-cell office:value-type="string">
            <text:p>0.075</text:p>
          </table:table-cell>
          <table:table-cell office:value-type="string">
            <text:p>InferencePropMulti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2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159500968496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3 EDT</text:p>
          </table:table-cell>
          <table:table-cell office:value-type="string">
            <text:p>0.096</text:p>
          </table:table-cell>
          <table:table-cell office:value-type="string">
            <text:p>InferencePropMulti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4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194055832742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3 EDT</text:p>
          </table:table-cell>
          <table:table-cell office:value-type="string">
            <text:p>0.001</text:p>
          </table:table-cell>
          <table:table-cell office:value-type="string">
            <text:p>InferencePropMulti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424</text:p>
          </table:table-cell>
          <table:table-cell office:value-type="string">
            <text:p>-0.008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24028578547639 -0.007871615151656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4 EDT</text:p>
          </table:table-cell>
          <table:table-cell office:value-type="string">
            <text:p>0.442</text:p>
          </table:table-cell>
          <table:table-cell office:value-type="string">
            <text:p>InferencePropMultiKKGEE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2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262108262108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4 EDT</text:p>
          </table:table-cell>
          <table:table-cell office:value-type="string">
            <text:p>0.24</text:p>
          </table:table-cell>
          <table:table-cell office:value-type="string">
            <text:p>InferencePropUniv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1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61838228901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4 EDT</text:p>
          </table:table-cell>
          <table:table-cell office:value-type="string">
            <text:p>0.017</text:p>
          </table:table-cell>
          <table:table-cell office:value-type="string">
            <text:p>InferencePropUniv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7423907893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4 EDT</text:p>
          </table:table-cell>
          <table:table-cell office:value-type="string">
            <text:p>0</text:p>
          </table:table-cell>
          <table:table-cell office:value-type="string">
            <text:p>InferencePropUniv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91</text:p>
          </table:table-cell>
          <table:table-cell office:value-type="string">
            <text:p>0.67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91007766563021 0.6777100198499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5 EDT</text:p>
          </table:table-cell>
          <table:table-cell office:value-type="string">
            <text:p>0.408</text:p>
          </table:table-cell>
          <table:table-cell office:value-type="string">
            <text:p>InferencePropUniv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572649572649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5 EDT</text:p>
          </table:table-cell>
          <table:table-cell office:value-type="string">
            <text:p>0.806</text:p>
          </table:table-cell>
          <table:table-cell office:value-type="string">
            <text:p>InferencePropMulti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1034526876333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5 EDT</text:p>
          </table:table-cell>
          <table:table-cell office:value-type="string">
            <text:p>0.001</text:p>
          </table:table-cell>
          <table:table-cell office:value-type="string">
            <text:p>InferencePropMulti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8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843341673147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5 EDT</text:p>
          </table:table-cell>
          <table:table-cell office:value-type="string">
            <text:p>0</text:p>
          </table:table-cell>
          <table:table-cell office:value-type="string">
            <text:p>InferencePropMulti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1.224</text:p>
          </table:table-cell>
          <table:table-cell office:value-type="string">
            <text:p>0.80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2243979886093 0.8037074510826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6 EDT</text:p>
          </table:table-cell>
          <table:table-cell office:value-type="string">
            <text:p>0.959</text:p>
          </table:table-cell>
          <table:table-cell office:value-type="string">
            <text:p>InferencePropMultiKKGLMM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3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376068376068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7 EDT</text:p>
          </table:table-cell>
          <table:table-cell office:value-type="string">
            <text:p>0.096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1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537673214287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7 EDT</text:p>
          </table:table-cell>
          <table:table-cell office:value-type="string">
            <text:p>0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217789891804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27 EDT</text:p>
          </table:table-cell>
          <table:table-cell office:value-type="string">
            <text:p>0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22</text:p>
          </table:table-cell>
          <table:table-cell office:value-type="string">
            <text:p>0.29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230106737598 0.2915476030902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8 03:56:42 EDT</text:p>
          </table:table-cell>
          <table:table-cell office:value-type="string">
            <text:p>15.343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9</text:p>
          </table:table-cell>
          <table:table-cell office:value-type="string">
            <text:p>0.0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854700854700855 0.00854700854700855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9 23:52:44 EDT</text:p>
          </table:table-cell>
          <table:table-cell office:value-type="string">
            <text:p>13.48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751</text:p>
          </table:table-cell>
          <table:table-cell office:value-type="string">
            <text:p>0.85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51413393898884 0.8533401489151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9 23:53:00 EDT</text:p>
          </table:table-cell>
          <table:table-cell office:value-type="string">
            <text:p>15.095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68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840579710144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09 23:53:30 EDT</text:p>
          </table:table-cell>
          <table:table-cell office:value-type="string">
            <text:p>30.48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5:26 EDT</text:p>
          </table:table-cell>
          <table:table-cell office:value-type="string">
            <text:p>41.878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7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92307692307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6:09 EDT</text:p>
          </table:table-cell>
          <table:table-cell office:value-type="string">
            <text:p>43.42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6:10 EDT</text:p>
          </table:table-cell>
          <table:table-cell office:value-type="string">
            <text:p>0.768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57549857549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6:10 EDT</text:p>
          </table:table-cell>
          <table:table-cell office:value-type="string">
            <text:p>0.217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1476659571437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6:11 EDT</text:p>
          </table:table-cell>
          <table:table-cell office:value-type="string">
            <text:p>0.147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976015126381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6:11 EDT</text:p>
          </table:table-cell>
          <table:table-cell office:value-type="string">
            <text:p>0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964</text:p>
          </table:table-cell>
          <table:table-cell office:value-type="string">
            <text:p>0.96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964264172082168 0.9613108529392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6:42 EDT</text:p>
          </table:table-cell>
          <table:table-cell office:value-type="string">
            <text:p>31.253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7:12 EDT</text:p>
          </table:table-cell>
          <table:table-cell office:value-type="string">
            <text:p>29.781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717</text:p>
          </table:table-cell>
          <table:table-cell office:value-type="string">
            <text:p>0.3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16722459184652 0.3186760041830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7:39 EDT</text:p>
          </table:table-cell>
          <table:table-cell office:value-type="string">
            <text:p>27.198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57549857549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8:49 EDT</text:p>
          </table:table-cell>
          <table:table-cell office:value-type="string">
            <text:p>70.162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09:57 EDT</text:p>
          </table:table-cell>
          <table:table-cell office:value-type="string">
            <text:p>67.923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75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783475783475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08 EDT</text:p>
          </table:table-cell>
          <table:table-cell office:value-type="string">
            <text:p>71.212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09 EDT</text:p>
          </table:table-cell>
          <table:table-cell office:value-type="string">
            <text:p>0.531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40170940170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09 EDT</text:p>
          </table:table-cell>
          <table:table-cell office:value-type="string">
            <text:p>0.005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001724384203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09 EDT</text:p>
          </table:table-cell>
          <table:table-cell office:value-type="string">
            <text:p>0.026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07980805106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09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59</text:p>
          </table:table-cell>
          <table:table-cell office:value-type="string">
            <text:p>0.3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59445371898245 0.3194108842141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10 EDT</text:p>
          </table:table-cell>
          <table:table-cell office:value-type="string">
            <text:p>1.087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12 EDT</text:p>
          </table:table-cell>
          <table:table-cell office:value-type="string">
            <text:p>1.97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26</text:p>
          </table:table-cell>
          <table:table-cell office:value-type="string">
            <text:p>0.25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60175980416277 0.2515925561982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14 EDT</text:p>
          </table:table-cell>
          <table:table-cell office:value-type="string">
            <text:p>1.96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8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48853842985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18 EDT</text:p>
          </table:table-cell>
          <table:table-cell office:value-type="string">
            <text:p>4.299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19 EDT</text:p>
          </table:table-cell>
          <table:table-cell office:value-type="string">
            <text:p>1.343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86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660968660968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35 EDT</text:p>
          </table:table-cell>
          <table:table-cell office:value-type="string">
            <text:p>15.46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43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369230769230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42 EDT</text:p>
          </table:table-cell>
          <table:table-cell office:value-type="string">
            <text:p>7.429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305</text:p>
          </table:table-cell>
          <table:table-cell office:value-type="string">
            <text:p>0.26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04874308539265 0.264839820855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43 EDT</text:p>
          </table:table-cell>
          <table:table-cell office:value-type="string">
            <text:p>0.38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350427350427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43 EDT</text:p>
          </table:table-cell>
          <table:table-cell office:value-type="string">
            <text:p>0.44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204286084269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43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173419043720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1:43 EDT</text:p>
          </table:table-cell>
          <table:table-cell office:value-type="string">
            <text:p>0.00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15</text:p>
          </table:table-cell>
          <table:table-cell office:value-type="string">
            <text:p>0.23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15390079901908 0.23947580158729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4:23 EDT</text:p>
          </table:table-cell>
          <table:table-cell office:value-type="string">
            <text:p>160.29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5:43 EDT</text:p>
          </table:table-cell>
          <table:table-cell office:value-type="string">
            <text:p>79.796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395</text:p>
          </table:table-cell>
          <table:table-cell office:value-type="string">
            <text:p>0.50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94990646384842 0.5050865084177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17:14 EDT</text:p>
          </table:table-cell>
          <table:table-cell office:value-type="string">
            <text:p>90.58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3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48124163700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20:33 EDT</text:p>
          </table:table-cell>
          <table:table-cell office:value-type="string">
            <text:p>199.258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24:03 EDT</text:p>
          </table:table-cell>
          <table:table-cell office:value-type="string">
            <text:p>209.91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0056980056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28:39 EDT</text:p>
          </table:table-cell>
          <table:table-cell office:value-type="string">
            <text:p>276.125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899705014749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6:58 EDT</text:p>
          </table:table-cell>
          <table:table-cell office:value-type="string">
            <text:p>499.058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198</text:p>
          </table:table-cell>
          <table:table-cell office:value-type="string">
            <text:p>0.17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97931241964317 0.177574574743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6:59 EDT</text:p>
          </table:table-cell>
          <table:table-cell office:value-type="string">
            <text:p>0.6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14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350427350427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12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733505858475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13 EDT</text:p>
          </table:table-cell>
          <table:table-cell office:value-type="string">
            <text:p>0.03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90717279517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13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46</text:p>
          </table:table-cell>
          <table:table-cell office:value-type="string">
            <text:p>0.08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62413408796589 0.08091145804917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13 EDT</text:p>
          </table:table-cell>
          <table:table-cell office:value-type="string">
            <text:p>0.12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15 EDT</text:p>
          </table:table-cell>
          <table:table-cell office:value-type="string">
            <text:p>1.99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29</text:p>
          </table:table-cell>
          <table:table-cell office:value-type="string">
            <text:p>0.06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8900371390536 0.06157478177792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17 EDT</text:p>
          </table:table-cell>
          <table:table-cell office:value-type="string">
            <text:p>2.07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3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85957548012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21 EDT</text:p>
          </table:table-cell>
          <table:table-cell office:value-type="string">
            <text:p>4.468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22 EDT</text:p>
          </table:table-cell>
          <table:table-cell office:value-type="string">
            <text:p>0.54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8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874643874643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22 EDT</text:p>
          </table:table-cell>
          <table:table-cell office:value-type="string">
            <text:p>0.51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23 EDT</text:p>
          </table:table-cell>
          <table:table-cell office:value-type="string">
            <text:p>0.575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38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874643874643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23 EDT</text:p>
          </table:table-cell>
          <table:table-cell office:value-type="string">
            <text:p>0.039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1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772490376692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23 EDT</text:p>
          </table:table-cell>
          <table:table-cell office:value-type="string">
            <text:p>0.087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099292372025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23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35</text:p>
          </table:table-cell>
          <table:table-cell office:value-type="string">
            <text:p>0.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49957650292045 0.07044557256304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28 EDT</text:p>
          </table:table-cell>
          <table:table-cell office:value-type="string">
            <text:p>5.427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29 EDT</text:p>
          </table:table-cell>
          <table:table-cell office:value-type="string">
            <text:p>0.719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2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35042735042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30 EDT</text:p>
          </table:table-cell>
          <table:table-cell office:value-type="string">
            <text:p>0.698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14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24501424501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37:40 EDT</text:p>
          </table:table-cell>
          <table:table-cell office:value-type="string">
            <text:p>10.16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0.096</text:p>
          </table:table-cell>
          <table:table-cell office:value-type="string">
            <text:p>0.216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963914544467802 0.2159447493522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21 EDT</text:p>
          </table:table-cell>
          <table:table-cell office:value-type="string">
            <text:p>0.619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81481481481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21 EDT</text:p>
          </table:table-cell>
          <table:table-cell office:value-type="string">
            <text:p>0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353785883802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21 EDT</text:p>
          </table:table-cell>
          <table:table-cell office:value-type="string">
            <text:p>0.00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245753944251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21 EDT</text:p>
          </table:table-cell>
          <table:table-cell office:value-type="string">
            <text:p>0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28</text:p>
          </table:table-cell>
          <table:table-cell office:value-type="string">
            <text:p>0.03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77440516200495 0.0348197692961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21 EDT</text:p>
          </table:table-cell>
          <table:table-cell office:value-type="string">
            <text:p>0.306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23 EDT</text:p>
          </table:table-cell>
          <table:table-cell office:value-type="string">
            <text:p>2.252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31</text:p>
          </table:table-cell>
          <table:table-cell office:value-type="string">
            <text:p>0.03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12103771433393 0.03821580394273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26 EDT</text:p>
          </table:table-cell>
          <table:table-cell office:value-type="string">
            <text:p>2.449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7968738088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30 EDT</text:p>
          </table:table-cell>
          <table:table-cell office:value-type="string">
            <text:p>4.078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30 EDT</text:p>
          </table:table-cell>
          <table:table-cell office:value-type="string">
            <text:p>0.52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84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433048433048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36 EDT</text:p>
          </table:table-cell>
          <table:table-cell office:value-type="string">
            <text:p>5.269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36 EDT</text:p>
          </table:table-cell>
          <table:table-cell office:value-type="string">
            <text:p>0.463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81481481481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36 EDT</text:p>
          </table:table-cell>
          <table:table-cell office:value-type="string">
            <text:p>0.059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1107924603733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36 EDT</text:p>
          </table:table-cell>
          <table:table-cell office:value-type="string">
            <text:p>0.052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450240159007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36 EDT</text:p>
          </table:table-cell>
          <table:table-cell office:value-type="string">
            <text:p>0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3</text:p>
          </table:table-cell>
          <table:table-cell office:value-type="string">
            <text:p>0.03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03827000232414 0.03259854923070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42 EDT</text:p>
          </table:table-cell>
          <table:table-cell office:value-type="string">
            <text:p>5.564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 0 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43 EDT</text:p>
          </table:table-cell>
          <table:table-cell office:value-type="string">
            <text:p>0.656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2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165242165242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43 EDT</text:p>
          </table:table-cell>
          <table:table-cell office:value-type="string">
            <text:p>0.666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19658119658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54 EDT</text:p>
          </table:table-cell>
          <table:table-cell office:value-type="string">
            <text:p>11.14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144</text:p>
          </table:table-cell>
          <table:table-cell office:value-type="string">
            <text:p>0.64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4424478441373 0.6485881738633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55 EDT</text:p>
          </table:table-cell>
          <table:table-cell office:value-type="string">
            <text:p>0.334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1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55 EDT</text:p>
          </table:table-cell>
          <table:table-cell office:value-type="string">
            <text:p>0.052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1107924603733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55 EDT</text:p>
          </table:table-cell>
          <table:table-cell office:value-type="string">
            <text:p>0.024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4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450240159007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2:55 EDT</text:p>
          </table:table-cell>
          <table:table-cell office:value-type="string">
            <text:p>0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3</text:p>
          </table:table-cell>
          <table:table-cell office:value-type="string">
            <text:p>0.03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03827000232414 0.03259854923070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3:11 EDT</text:p>
          </table:table-cell>
          <table:table-cell office:value-type="string">
            <text:p>16.493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3:36 EDT</text:p>
          </table:table-cell>
          <table:table-cell office:value-type="string">
            <text:p>24.918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41</text:p>
          </table:table-cell>
          <table:table-cell office:value-type="string">
            <text:p>0.03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05438637339551 0.03586828623538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4:01 EDT</text:p>
          </table:table-cell>
          <table:table-cell office:value-type="string">
            <text:p>24.618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407939006243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4:23 EDT</text:p>
          </table:table-cell>
          <table:table-cell office:value-type="string">
            <text:p>21.922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4:42 EDT</text:p>
          </table:table-cell>
          <table:table-cell office:value-type="string">
            <text:p>19.085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86609686609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4:58 EDT</text:p>
          </table:table-cell>
          <table:table-cell office:value-type="string">
            <text:p>15.709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1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889250814332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6:13 EDT</text:p>
          </table:table-cell>
          <table:table-cell office:value-type="string">
            <text:p>75.648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25</text:p>
          </table:table-cell>
          <table:table-cell office:value-type="string">
            <text:p>0.02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53198406721689 0.02753568987963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6:14 EDT</text:p>
          </table:table-cell>
          <table:table-cell office:value-type="string">
            <text:p>0.342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81481481481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6:14 EDT</text:p>
          </table:table-cell>
          <table:table-cell office:value-type="string">
            <text:p>0.113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379555403484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6:14 EDT</text:p>
          </table:table-cell>
          <table:table-cell office:value-type="string">
            <text:p>0.001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039753762034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6:14 EDT</text:p>
          </table:table-cell>
          <table:table-cell office:value-type="string">
            <text:p>0.001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35</text:p>
          </table:table-cell>
          <table:table-cell office:value-type="string">
            <text:p>0.0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50807975758529 0.00748968950617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6:22 EDT</text:p>
          </table:table-cell>
          <table:table-cell office:value-type="string">
            <text:p>7.908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6:32 EDT</text:p>
          </table:table-cell>
          <table:table-cell office:value-type="string">
            <text:p>10.30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107</text:p>
          </table:table-cell>
          <table:table-cell office:value-type="string">
            <text:p>0.02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06605647577053 0.02682681785884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6:42 EDT</text:p>
          </table:table-cell>
          <table:table-cell office:value-type="string">
            <text:p>10.293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18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849792567262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6:54 EDT</text:p>
          </table:table-cell>
          <table:table-cell office:value-type="string">
            <text:p>11.995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7:02 EDT</text:p>
          </table:table-cell>
          <table:table-cell office:value-type="string">
            <text:p>7.783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475783475783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7:17 EDT</text:p>
          </table:table-cell>
          <table:table-cell office:value-type="string">
            <text:p>15.30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758620689655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5 EDT</text:p>
          </table:table-cell>
          <table:table-cell office:value-type="string">
            <text:p>47.752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31</text:p>
          </table:table-cell>
          <table:table-cell office:value-type="string">
            <text:p>0.00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11975682751417 0.004421049430698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5 EDT</text:p>
          </table:table-cell>
          <table:table-cell office:value-type="string">
            <text:p>0.36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81481481481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5 EDT</text:p>
          </table:table-cell>
          <table:table-cell office:value-type="string">
            <text:p>0.018</text:p>
          </table:table-cell>
          <table:table-cell office:value-type="string">
            <text:p>InferencePropUnivKKGEE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5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798631589704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6 EDT</text:p>
          </table:table-cell>
          <table:table-cell office:value-type="string">
            <text:p>0.143</text:p>
          </table:table-cell>
          <table:table-cell office:value-type="string">
            <text:p>InferencePropUnivKKGEE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216612735196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6 EDT</text:p>
          </table:table-cell>
          <table:table-cell office:value-type="string">
            <text:p>0.001</text:p>
          </table:table-cell>
          <table:table-cell office:value-type="string">
            <text:p>InferencePropUnivKKGEE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119</text:p>
          </table:table-cell>
          <table:table-cell office:value-type="string">
            <text:p>0.23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9375496222563 0.23534812801666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6 EDT</text:p>
          </table:table-cell>
          <table:table-cell office:value-type="string">
            <text:p>0.389</text:p>
          </table:table-cell>
          <table:table-cell office:value-type="string">
            <text:p>InferencePropUnivKKGEE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7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774928774928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6 EDT</text:p>
          </table:table-cell>
          <table:table-cell office:value-type="string">
            <text:p>0.108</text:p>
          </table:table-cell>
          <table:table-cell office:value-type="string">
            <text:p>InferencePropMultiKKGEE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2311503538089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6 EDT</text:p>
          </table:table-cell>
          <table:table-cell office:value-type="string">
            <text:p>0.113</text:p>
          </table:table-cell>
          <table:table-cell office:value-type="string">
            <text:p>InferencePropMultiKKGEE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8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22241818043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6 EDT</text:p>
          </table:table-cell>
          <table:table-cell office:value-type="string">
            <text:p>0</text:p>
          </table:table-cell>
          <table:table-cell office:value-type="string">
            <text:p>InferencePropMultiKKGEE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06</text:p>
          </table:table-cell>
          <table:table-cell office:value-type="string">
            <text:p>0.20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5648865187087 0.2010258581109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7 EDT</text:p>
          </table:table-cell>
          <table:table-cell office:value-type="string">
            <text:p>0.454</text:p>
          </table:table-cell>
          <table:table-cell office:value-type="string">
            <text:p>InferencePropMultiKKGEE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40170940170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7 EDT</text:p>
          </table:table-cell>
          <table:table-cell office:value-type="string">
            <text:p>0.247</text:p>
          </table:table-cell>
          <table:table-cell office:value-type="string">
            <text:p>InferencePropUniv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1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952530229568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7 EDT</text:p>
          </table:table-cell>
          <table:table-cell office:value-type="string">
            <text:p>0.02</text:p>
          </table:table-cell>
          <table:table-cell office:value-type="string">
            <text:p>InferencePropUniv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1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153526640120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7 EDT</text:p>
          </table:table-cell>
          <table:table-cell office:value-type="string">
            <text:p>0.001</text:p>
          </table:table-cell>
          <table:table-cell office:value-type="string">
            <text:p>InferencePropUniv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566</text:p>
          </table:table-cell>
          <table:table-cell office:value-type="string">
            <text:p>0.95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66396252535646 0.9569022984493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8 EDT</text:p>
          </table:table-cell>
          <table:table-cell office:value-type="string">
            <text:p>0.554</text:p>
          </table:table-cell>
          <table:table-cell office:value-type="string">
            <text:p>InferencePropUniv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407407407407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9 EDT</text:p>
          </table:table-cell>
          <table:table-cell office:value-type="string">
            <text:p>1.004</text:p>
          </table:table-cell>
          <table:table-cell office:value-type="string">
            <text:p>InferencePropMulti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225013869996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9 EDT</text:p>
          </table:table-cell>
          <table:table-cell office:value-type="string">
            <text:p>0</text:p>
          </table:table-cell>
          <table:table-cell office:value-type="string">
            <text:p>InferencePropMulti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47930847641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09 EDT</text:p>
          </table:table-cell>
          <table:table-cell office:value-type="string">
            <text:p>0.001</text:p>
          </table:table-cell>
          <table:table-cell office:value-type="string">
            <text:p>InferencePropMulti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1.01</text:p>
          </table:table-cell>
          <table:table-cell office:value-type="string">
            <text:p>0.96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01023865214342 0.9657383747434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10 EDT</text:p>
          </table:table-cell>
          <table:table-cell office:value-type="string">
            <text:p>1.109</text:p>
          </table:table-cell>
          <table:table-cell office:value-type="string">
            <text:p>InferencePropMultiKKGLMM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458689458689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10 EDT</text:p>
          </table:table-cell>
          <table:table-cell office:value-type="string">
            <text:p>0.074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3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670059588728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10 EDT</text:p>
          </table:table-cell>
          <table:table-cell office:value-type="string">
            <text:p>0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128880006938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10 EDT</text:p>
          </table:table-cell>
          <table:table-cell office:value-type="string">
            <text:p>0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32</text:p>
          </table:table-cell>
          <table:table-cell office:value-type="string">
            <text:p>0.15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32178088544964 0.1587768967703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23 EDT</text:p>
          </table:table-cell>
          <table:table-cell office:value-type="string">
            <text:p>12.984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35 EDT</text:p>
          </table:table-cell>
          <table:table-cell office:value-type="string">
            <text:p>12.686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624</text:p>
          </table:table-cell>
          <table:table-cell office:value-type="string">
            <text:p>0.1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24363972012754 0.1500660181447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8:48 EDT</text:p>
          </table:table-cell>
          <table:table-cell office:value-type="string">
            <text:p>12.861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5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641025641025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9:14 EDT</text:p>
          </table:table-cell>
          <table:table-cell office:value-type="string">
            <text:p>25.941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49:44 EDT</text:p>
          </table:table-cell>
          <table:table-cell office:value-type="string">
            <text:p>29.564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387464387464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0:12 EDT</text:p>
          </table:table-cell>
          <table:table-cell office:value-type="string">
            <text:p>28.458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849002849002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0:13 EDT</text:p>
          </table:table-cell>
          <table:table-cell office:value-type="string">
            <text:p>0.493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515669515669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0:13 EDT</text:p>
          </table:table-cell>
          <table:table-cell office:value-type="string">
            <text:p>0.107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765660759641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0:13 EDT</text:p>
          </table:table-cell>
          <table:table-cell office:value-type="string">
            <text:p>0.076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001880089251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0:13 EDT</text:p>
          </table:table-cell>
          <table:table-cell office:value-type="string">
            <text:p>0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417</text:p>
          </table:table-cell>
          <table:table-cell office:value-type="string">
            <text:p>0.32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6695861794029 0.3213826466012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0:35 EDT</text:p>
          </table:table-cell>
          <table:table-cell office:value-type="string">
            <text:p>22.214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0:57 EDT</text:p>
          </table:table-cell>
          <table:table-cell office:value-type="string">
            <text:p>22.133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344</text:p>
          </table:table-cell>
          <table:table-cell office:value-type="string">
            <text:p>0.06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43979651894987 0.06362758397623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1:19 EDT</text:p>
          </table:table-cell>
          <table:table-cell office:value-type="string">
            <text:p>22.029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44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444444444444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2:12 EDT</text:p>
          </table:table-cell>
          <table:table-cell office:value-type="string">
            <text:p>52.608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3:05 EDT</text:p>
          </table:table-cell>
          <table:table-cell office:value-type="string">
            <text:p>52.772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216524216524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3:56 EDT</text:p>
          </table:table-cell>
          <table:table-cell office:value-type="string">
            <text:p>51.73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1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3:57 EDT</text:p>
          </table:table-cell>
          <table:table-cell office:value-type="string">
            <text:p>0.643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86609686609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3:57 EDT</text:p>
          </table:table-cell>
          <table:table-cell office:value-type="string">
            <text:p>0.00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1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4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13525017921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3:57 EDT</text:p>
          </table:table-cell>
          <table:table-cell office:value-type="string">
            <text:p>0.05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248616404797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3:57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17</text:p>
          </table:table-cell>
          <table:table-cell office:value-type="string">
            <text:p>0.51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69774076071596 0.512479079655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3:58 EDT</text:p>
          </table:table-cell>
          <table:table-cell office:value-type="string">
            <text:p>1.0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4:01 EDT</text:p>
          </table:table-cell>
          <table:table-cell office:value-type="string">
            <text:p>2.67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71</text:p>
          </table:table-cell>
          <table:table-cell office:value-type="string">
            <text:p>0.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05451058993732 0.4002626784002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4:04 EDT</text:p>
          </table:table-cell>
          <table:table-cell office:value-type="string">
            <text:p>2.67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1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85384860444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4:10 EDT</text:p>
          </table:table-cell>
          <table:table-cell office:value-type="string">
            <text:p>6.28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4:11 EDT</text:p>
          </table:table-cell>
          <table:table-cell office:value-type="string">
            <text:p>1.289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1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652421652421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4:23 EDT</text:p>
          </table:table-cell>
          <table:table-cell office:value-type="string">
            <text:p>11.562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8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8928571428571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4:29 EDT</text:p>
          </table:table-cell>
          <table:table-cell office:value-type="string">
            <text:p>6.15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115</text:p>
          </table:table-cell>
          <table:table-cell office:value-type="string">
            <text:p>0.45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4929946873829 0.4576349504580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4:29 EDT</text:p>
          </table:table-cell>
          <table:table-cell office:value-type="string">
            <text:p>0.388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81481481481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4:30 EDT</text:p>
          </table:table-cell>
          <table:table-cell office:value-type="string">
            <text:p>0.469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872700697617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4:30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5902373496840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4:30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188</text:p>
          </table:table-cell>
          <table:table-cell office:value-type="string">
            <text:p>0.22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87921282697092 0.2253752966494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7:15 EDT</text:p>
          </table:table-cell>
          <table:table-cell office:value-type="string">
            <text:p>165.306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8:24 EDT</text:p>
          </table:table-cell>
          <table:table-cell office:value-type="string">
            <text:p>68.893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545</text:p>
          </table:table-cell>
          <table:table-cell office:value-type="string">
            <text:p>0.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44818238027948 0.299595335853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09:59:33 EDT</text:p>
          </table:table-cell>
          <table:table-cell office:value-type="string">
            <text:p>68.95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5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024220607407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02:20 EDT</text:p>
          </table:table-cell>
          <table:table-cell office:value-type="string">
            <text:p>167.144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05:01 EDT</text:p>
          </table:table-cell>
          <table:table-cell office:value-type="string">
            <text:p>161.006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82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262108262108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07:34 EDT</text:p>
          </table:table-cell>
          <table:table-cell office:value-type="string">
            <text:p>152.67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7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188405797101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4:58 EDT</text:p>
          </table:table-cell>
          <table:table-cell office:value-type="string">
            <text:p>444.285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152</text:p>
          </table:table-cell>
          <table:table-cell office:value-type="string">
            <text:p>0.19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1683974682847 0.1952261698413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4:58 EDT</text:p>
          </table:table-cell>
          <table:table-cell office:value-type="string">
            <text:p>0.41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1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81481481481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01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505979399269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01 EDT</text:p>
          </table:table-cell>
          <table:table-cell office:value-type="string">
            <text:p>0.02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24612347052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01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33</text:p>
          </table:table-cell>
          <table:table-cell office:value-type="string">
            <text:p>0.10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33038740683419 0.1034234620537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01 EDT</text:p>
          </table:table-cell>
          <table:table-cell office:value-type="string">
            <text:p>0.07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03 EDT</text:p>
          </table:table-cell>
          <table:table-cell office:value-type="string">
            <text:p>1.62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35</text:p>
          </table:table-cell>
          <table:table-cell office:value-type="string">
            <text:p>0.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49596084580766 0.09950050894359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04 EDT</text:p>
          </table:table-cell>
          <table:table-cell office:value-type="string">
            <text:p>1.6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3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710815777683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08 EDT</text:p>
          </table:table-cell>
          <table:table-cell office:value-type="string">
            <text:p>3.57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09 EDT</text:p>
          </table:table-cell>
          <table:table-cell office:value-type="string">
            <text:p>0.575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29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62962962962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09 EDT</text:p>
          </table:table-cell>
          <table:table-cell office:value-type="string">
            <text:p>0.3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10 EDT</text:p>
          </table:table-cell>
          <table:table-cell office:value-type="string">
            <text:p>0.57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05982905982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10 EDT</text:p>
          </table:table-cell>
          <table:table-cell office:value-type="string">
            <text:p>0.027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922292968817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10 EDT</text:p>
          </table:table-cell>
          <table:table-cell office:value-type="string">
            <text:p>0.0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7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179669177887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10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04</text:p>
          </table:table-cell>
          <table:table-cell office:value-type="string">
            <text:p>0.10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436232616699178 0.1028081855433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14 EDT</text:p>
          </table:table-cell>
          <table:table-cell office:value-type="string">
            <text:p>3.959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14 EDT</text:p>
          </table:table-cell>
          <table:table-cell office:value-type="string">
            <text:p>0.753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0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15 EDT</text:p>
          </table:table-cell>
          <table:table-cell office:value-type="string">
            <text:p>0.658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9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287749287749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25 EDT</text:p>
          </table:table-cell>
          <table:table-cell office:value-type="string">
            <text:p>9.768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0.337</text:p>
          </table:table-cell>
          <table:table-cell office:value-type="string">
            <text:p>0.549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36733969724137 0.5491941046002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25 EDT</text:p>
          </table:table-cell>
          <table:table-cell office:value-type="string">
            <text:p>0.424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05982905982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25 EDT</text:p>
          </table:table-cell>
          <table:table-cell office:value-type="string">
            <text:p>0.004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505979399269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25 EDT</text:p>
          </table:table-cell>
          <table:table-cell office:value-type="string">
            <text:p>0.001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7306151253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25 EDT</text:p>
          </table:table-cell>
          <table:table-cell office:value-type="string">
            <text:p>0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33</text:p>
          </table:table-cell>
          <table:table-cell office:value-type="string">
            <text:p>0.10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31496887647373 0.1032692767501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25 EDT</text:p>
          </table:table-cell>
          <table:table-cell office:value-type="string">
            <text:p>0.112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28 EDT</text:p>
          </table:table-cell>
          <table:table-cell office:value-type="string">
            <text:p>2.375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31</text:p>
          </table:table-cell>
          <table:table-cell office:value-type="string">
            <text:p>0.10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09596120575172 0.1035099902410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30 EDT</text:p>
          </table:table-cell>
          <table:table-cell office:value-type="string">
            <text:p>2.489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35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46390678971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36 EDT</text:p>
          </table:table-cell>
          <table:table-cell office:value-type="string">
            <text:p>5.305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36 EDT</text:p>
          </table:table-cell>
          <table:table-cell office:value-type="string">
            <text:p>0.516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29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62962962962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41 EDT</text:p>
          </table:table-cell>
          <table:table-cell office:value-type="string">
            <text:p>4.57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47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86324786324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41 EDT</text:p>
          </table:table-cell>
          <table:table-cell office:value-type="string">
            <text:p>0.433</text:p>
          </table:table-cell>
          <table:table-cell office:value-type="string">
            <text:p>InferenceAllKKCompoundMeanDiff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05982905982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41 EDT</text:p>
          </table:table-cell>
          <table:table-cell office:value-type="string">
            <text:p>0.026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923434039384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41 EDT</text:p>
          </table:table-cell>
          <table:table-cell office:value-type="string">
            <text:p>0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7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17308626090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41 EDT</text:p>
          </table:table-cell>
          <table:table-cell office:value-type="string">
            <text:p>0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04</text:p>
          </table:table-cell>
          <table:table-cell office:value-type="string">
            <text:p>0.10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435091546132315 0.102819596249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46 EDT</text:p>
          </table:table-cell>
          <table:table-cell office:value-type="string">
            <text:p>5.125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 0 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47 EDT</text:p>
          </table:table-cell>
          <table:table-cell office:value-type="string">
            <text:p>0.558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0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407407407407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47 EDT</text:p>
          </table:table-cell>
          <table:table-cell office:value-type="string">
            <text:p>0.494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7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2136752136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57 EDT</text:p>
          </table:table-cell>
          <table:table-cell office:value-type="string">
            <text:p>9.358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131</text:p>
          </table:table-cell>
          <table:table-cell office:value-type="string">
            <text:p>1.19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0646316882983 1.194445643582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57 EDT</text:p>
          </table:table-cell>
          <table:table-cell office:value-type="string">
            <text:p>0.533</text:p>
          </table:table-cell>
          <table:table-cell office:value-type="string">
            <text:p>InferenceAllKKWilcox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407407407407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57 EDT</text:p>
          </table:table-cell>
          <table:table-cell office:value-type="string">
            <text:p>0.03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923434039384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57 EDT</text:p>
          </table:table-cell>
          <table:table-cell office:value-type="string">
            <text:p>0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7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17308626090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5:57 EDT</text:p>
          </table:table-cell>
          <table:table-cell office:value-type="string">
            <text:p>0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04</text:p>
          </table:table-cell>
          <table:table-cell office:value-type="string">
            <text:p>0.10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435091546132315 0.102819596249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6:08 EDT</text:p>
          </table:table-cell>
          <table:table-cell office:value-type="string">
            <text:p>10.657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6:23 EDT</text:p>
          </table:table-cell>
          <table:table-cell office:value-type="string">
            <text:p>14.713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01</text:p>
          </table:table-cell>
          <table:table-cell office:value-type="string">
            <text:p>0.10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0772755596635856 0.1086061205667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6:38 EDT</text:p>
          </table:table-cell>
          <table:table-cell office:value-type="string">
            <text:p>15.454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10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33518080062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6:51 EDT</text:p>
          </table:table-cell>
          <table:table-cell office:value-type="string">
            <text:p>12.846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7:00 EDT</text:p>
          </table:table-cell>
          <table:table-cell office:value-type="string">
            <text:p>9.368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0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7:08 EDT</text:p>
          </table:table-cell>
          <table:table-cell office:value-type="string">
            <text:p>8.054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5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787781350482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8:00 EDT</text:p>
          </table:table-cell>
          <table:table-cell office:value-type="string">
            <text:p>51.684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0.004</text:p>
          </table:table-cell>
          <table:table-cell office:value-type="string">
            <text:p>0.094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426417607463678 0.09420450471305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8:01 EDT</text:p>
          </table:table-cell>
          <table:table-cell office:value-type="string">
            <text:p>0.486</text:p>
          </table:table-cell>
          <table:table-cell office:value-type="string">
            <text:p>InferenceAllKKWilcoxRegrUniv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05982905982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8:01 EDT</text:p>
          </table:table-cell>
          <table:table-cell office:value-type="string">
            <text:p>0.053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460667138856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8:01 EDT</text:p>
          </table:table-cell>
          <table:table-cell office:value-type="string">
            <text:p>0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77804472034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8:01 EDT</text:p>
          </table:table-cell>
          <table:table-cell office:value-type="string">
            <text:p>0.001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08</text:p>
          </table:table-cell>
          <table:table-cell office:value-type="string">
            <text:p>0.07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75682588838356 0.07678160166095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8:33 EDT</text:p>
          </table:table-cell>
          <table:table-cell office:value-type="string">
            <text:p>32.079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9:15 EDT</text:p>
          </table:table-cell>
          <table:table-cell office:value-type="string">
            <text:p>42.62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17</text:p>
          </table:table-cell>
          <table:table-cell office:value-type="string">
            <text:p>0.08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66229280693586 0.08120250039485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19:52 EDT</text:p>
          </table:table-cell>
          <table:table-cell office:value-type="string">
            <text:p>36.33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17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67547883897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0:19 EDT</text:p>
          </table:table-cell>
          <table:table-cell office:value-type="string">
            <text:p>26.823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0:39 EDT</text:p>
          </table:table-cell>
          <table:table-cell office:value-type="string">
            <text:p>20.623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1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81481481481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0:53 EDT</text:p>
          </table:table-cell>
          <table:table-cell office:value-type="string">
            <text:p>13.474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9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4 EDT</text:p>
          </table:table-cell>
          <table:table-cell office:value-type="string">
            <text:p>81.568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01</text:p>
          </table:table-cell>
          <table:table-cell office:value-type="string">
            <text:p>0.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0787645839802058 0.0700009886169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5 EDT</text:p>
          </table:table-cell>
          <table:table-cell office:value-type="string">
            <text:p>0.367</text:p>
          </table:table-cell>
          <table:table-cell office:value-type="string">
            <text:p>InferenceAllKKWilcoxRegrMulti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05982905982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5 EDT</text:p>
          </table:table-cell>
          <table:table-cell office:value-type="string">
            <text:p>0.008</text:p>
          </table:table-cell>
          <table:table-cell office:value-type="string">
            <text:p>InferencePropUnivKKGEE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2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060288507270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5 EDT</text:p>
          </table:table-cell>
          <table:table-cell office:value-type="string">
            <text:p>0.02</text:p>
          </table:table-cell>
          <table:table-cell office:value-type="string">
            <text:p>InferencePropUnivKKGEE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30532833036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5 EDT</text:p>
          </table:table-cell>
          <table:table-cell office:value-type="string">
            <text:p>0</text:p>
          </table:table-cell>
          <table:table-cell office:value-type="string">
            <text:p>InferencePropUnivKKGEE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194</text:p>
          </table:table-cell>
          <table:table-cell office:value-type="string">
            <text:p>0.60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94243462380189 0.6063011638342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5 EDT</text:p>
          </table:table-cell>
          <table:table-cell office:value-type="string">
            <text:p>0.405</text:p>
          </table:table-cell>
          <table:table-cell office:value-type="string">
            <text:p>InferencePropUnivKKGEE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5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547008547008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5 EDT</text:p>
          </table:table-cell>
          <table:table-cell office:value-type="string">
            <text:p>0.017</text:p>
          </table:table-cell>
          <table:table-cell office:value-type="string">
            <text:p>InferencePropMultiKKGEE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23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74476042621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5 EDT</text:p>
          </table:table-cell>
          <table:table-cell office:value-type="string">
            <text:p>0.023</text:p>
          </table:table-cell>
          <table:table-cell office:value-type="string">
            <text:p>InferencePropMultiKKGEE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160181923493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5 EDT</text:p>
          </table:table-cell>
          <table:table-cell office:value-type="string">
            <text:p>0</text:p>
          </table:table-cell>
          <table:table-cell office:value-type="string">
            <text:p>InferencePropMultiKKGEE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59</text:p>
          </table:table-cell>
          <table:table-cell office:value-type="string">
            <text:p>0.53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86561459527636 0.5335513544770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5 EDT</text:p>
          </table:table-cell>
          <table:table-cell office:value-type="string">
            <text:p>0.401</text:p>
          </table:table-cell>
          <table:table-cell office:value-type="string">
            <text:p>InferencePropMultiKKGEE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2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262108262108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6 EDT</text:p>
          </table:table-cell>
          <table:table-cell office:value-type="string">
            <text:p>0.177</text:p>
          </table:table-cell>
          <table:table-cell office:value-type="string">
            <text:p>InferencePropUniv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2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060288507270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6 EDT</text:p>
          </table:table-cell>
          <table:table-cell office:value-type="string">
            <text:p>0</text:p>
          </table:table-cell>
          <table:table-cell office:value-type="string">
            <text:p>InferencePropUniv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56687676512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6 EDT</text:p>
          </table:table-cell>
          <table:table-cell office:value-type="string">
            <text:p>0</text:p>
          </table:table-cell>
          <table:table-cell office:value-type="string">
            <text:p>InferencePropUniv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576</text:p>
          </table:table-cell>
          <table:table-cell office:value-type="string">
            <text:p>0.98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76144042389332 0.9882017438435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6 EDT</text:p>
          </table:table-cell>
          <table:table-cell office:value-type="string">
            <text:p>0.716</text:p>
          </table:table-cell>
          <table:table-cell office:value-type="string">
            <text:p>InferencePropUniv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5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547008547008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7 EDT</text:p>
          </table:table-cell>
          <table:table-cell office:value-type="string">
            <text:p>0.531</text:p>
          </table:table-cell>
          <table:table-cell office:value-type="string">
            <text:p>InferencePropMulti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23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374613341075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7 EDT</text:p>
          </table:table-cell>
          <table:table-cell office:value-type="string">
            <text:p>0.001</text:p>
          </table:table-cell>
          <table:table-cell office:value-type="string">
            <text:p>InferencePropMulti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092539071227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7 EDT</text:p>
          </table:table-cell>
          <table:table-cell office:value-type="string">
            <text:p>0</text:p>
          </table:table-cell>
          <table:table-cell office:value-type="string">
            <text:p>InferencePropMulti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673</text:p>
          </table:table-cell>
          <table:table-cell office:value-type="string">
            <text:p>1.1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73085297019018 1.148007965234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8 EDT</text:p>
          </table:table-cell>
          <table:table-cell office:value-type="string">
            <text:p>0.577</text:p>
          </table:table-cell>
          <table:table-cell office:value-type="string">
            <text:p>InferencePropMultiKKGLMM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2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262108262108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8 EDT</text:p>
          </table:table-cell>
          <table:table-cell office:value-type="string">
            <text:p>0.032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34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465934041853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8 EDT</text:p>
          </table:table-cell>
          <table:table-cell office:value-type="string">
            <text:p>0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7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55795804090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18 EDT</text:p>
          </table:table-cell>
          <table:table-cell office:value-type="string">
            <text:p>0.001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155</text:p>
          </table:table-cell>
          <table:table-cell office:value-type="string">
            <text:p>0.8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493098476905 0.848117793139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30 EDT</text:p>
          </table:table-cell>
          <table:table-cell office:value-type="string">
            <text:p>11.97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42 EDT</text:p>
          </table:table-cell>
          <table:table-cell office:value-type="string">
            <text:p>12.101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225</text:p>
          </table:table-cell>
          <table:table-cell office:value-type="string">
            <text:p>0.90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5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5323976486892 0.9056883927397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2:54 EDT</text:p>
          </table:table-cell>
          <table:table-cell office:value-type="string">
            <text:p>11.932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2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05982905982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3:13 EDT</text:p>
          </table:table-cell>
          <table:table-cell office:value-type="string">
            <text:p>19.486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3:34 EDT</text:p>
          </table:table-cell>
          <table:table-cell office:value-type="string">
            <text:p>20.963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14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24501424501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3:56 EDT</text:p>
          </table:table-cell>
          <table:table-cell office:value-type="string">
            <text:p>21.878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5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527065527065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3:57 EDT</text:p>
          </table:table-cell>
          <table:table-cell office:value-type="string">
            <text:p>0.626</text:p>
          </table:table-cell>
          <table:table-cell office:value-type="string">
            <text:p>InferencePropMultiKKQuantileRegrIVWC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1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179487179487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3:57 EDT</text:p>
          </table:table-cell>
          <table:table-cell office:value-type="string">
            <text:p>0.04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34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465934041853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3:57 EDT</text:p>
          </table:table-cell>
          <table:table-cell office:value-type="string">
            <text:p>0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7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55795804090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3:57 EDT</text:p>
          </table:table-cell>
          <table:table-cell office:value-type="string">
            <text:p>0.001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155</text:p>
          </table:table-cell>
          <table:table-cell office:value-type="string">
            <text:p>0.8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493098476905 0.848117793139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4:10 EDT</text:p>
          </table:table-cell>
          <table:table-cell office:value-type="string">
            <text:p>12.96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4:22 EDT</text:p>
          </table:table-cell>
          <table:table-cell office:value-type="string">
            <text:p>12.537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225</text:p>
          </table:table-cell>
          <table:table-cell office:value-type="string">
            <text:p>0.93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5323976486892 0.9342811108020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4:35 EDT</text:p>
          </table:table-cell>
          <table:table-cell office:value-type="string">
            <text:p>12.805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1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937321937321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4:57 EDT</text:p>
          </table:table-cell>
          <table:table-cell office:value-type="string">
            <text:p>21.788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5:19 EDT</text:p>
          </table:table-cell>
          <table:table-cell office:value-type="string">
            <text:p>22.368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14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24501424501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5:37 EDT</text:p>
          </table:table-cell>
          <table:table-cell office:value-type="string">
            <text:p>18.308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5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527065527065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5:38 EDT</text:p>
          </table:table-cell>
          <table:table-cell office:value-type="string">
            <text:p>0.413</text:p>
          </table:table-cell>
          <table:table-cell office:value-type="string">
            <text:p>InferencePropMultiKKQuantileRegrCombinedLikelihood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1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179487179487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5:38 EDT</text:p>
          </table:table-cell>
          <table:table-cell office:value-type="string">
            <text:p>0.003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1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41333642254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5:38 EDT</text:p>
          </table:table-cell>
          <table:table-cell office:value-type="string">
            <text:p>0.00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219057144501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5:38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17</text:p>
          </table:table-cell>
          <table:table-cell office:value-type="string">
            <text:p>0.5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70418016715915 0.5186847451668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5:39 EDT</text:p>
          </table:table-cell>
          <table:table-cell office:value-type="string">
            <text:p>0.985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5:41 EDT</text:p>
          </table:table-cell>
          <table:table-cell office:value-type="string">
            <text:p>2.369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138</text:p>
          </table:table-cell>
          <table:table-cell office:value-type="string">
            <text:p>0.48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837322412642 0.4864503442026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5:43 EDT</text:p>
          </table:table-cell>
          <table:table-cell office:value-type="string">
            <text:p>2.168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2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123144587024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5:49 EDT</text:p>
          </table:table-cell>
          <table:table-cell office:value-type="string">
            <text:p>5.392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5:50 EDT</text:p>
          </table:table-cell>
          <table:table-cell office:value-type="string">
            <text:p>1.662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26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78062678062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6:04 EDT</text:p>
          </table:table-cell>
          <table:table-cell office:value-type="string">
            <text:p>13.726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1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276595744680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6:11 EDT</text:p>
          </table:table-cell>
          <table:table-cell office:value-type="string">
            <text:p>6.398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115</text:p>
          </table:table-cell>
          <table:table-cell office:value-type="string">
            <text:p>0.46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5023269774355 0.4632899982252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6:11 EDT</text:p>
          </table:table-cell>
          <table:table-cell office:value-type="string">
            <text:p>0.552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05982905982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6:11 EDT</text:p>
          </table:table-cell>
          <table:table-cell office:value-type="string">
            <text:p>0.04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2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03135908976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6:11 EDT</text:p>
          </table:table-cell>
          <table:table-cell office:value-type="string">
            <text:p>0.00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959973696090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6:11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11</text:p>
          </table:table-cell>
          <table:table-cell office:value-type="string">
            <text:p>0.55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09375573948149 0.5515647391900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6:26 EDT</text:p>
          </table:table-cell>
          <table:table-cell office:value-type="string">
            <text:p>14.48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6:35 EDT</text:p>
          </table:table-cell>
          <table:table-cell office:value-type="string">
            <text:p>9.6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27</text:p>
          </table:table-cell>
          <table:table-cell office:value-type="string">
            <text:p>0.71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65067326262248 0.71489302392472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6:45 EDT</text:p>
          </table:table-cell>
          <table:table-cell office:value-type="string">
            <text:p>9.76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07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833632451303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7:09 EDT</text:p>
          </table:table-cell>
          <table:table-cell office:value-type="string">
            <text:p>23.56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7:26 EDT</text:p>
          </table:table-cell>
          <table:table-cell office:value-type="string">
            <text:p>17.575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1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481481481481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8:26 EDT</text:p>
          </table:table-cell>
          <table:table-cell office:value-type="string">
            <text:p>60.298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272727272727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12 EDT</text:p>
          </table:table-cell>
          <table:table-cell office:value-type="string">
            <text:p>45.61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0.034</text:p>
          </table:table-cell>
          <table:table-cell office:value-type="string">
            <text:p>0.506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43000089895994 0.5063760991274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13 EDT</text:p>
          </table:table-cell>
          <table:table-cell office:value-type="string">
            <text:p>0.588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KK21stepwise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2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905982905982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13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9933195250073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13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714690249890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13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58</text:p>
          </table:table-cell>
          <table:table-cell office:value-type="string">
            <text:p>0.07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75333616223277 0.07739975212247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13 EDT</text:p>
          </table:table-cell>
          <table:table-cell office:value-type="string">
            <text:p>0.095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15 EDT</text:p>
          </table:table-cell>
          <table:table-cell office:value-type="string">
            <text:p>1.89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58</text:p>
          </table:table-cell>
          <table:table-cell office:value-type="string">
            <text:p>0.0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80886055571009 0.08033683027993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17 EDT</text:p>
          </table:table-cell>
          <table:table-cell office:value-type="string">
            <text:p>1.99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7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803746540019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21 EDT</text:p>
          </table:table-cell>
          <table:table-cell office:value-type="string">
            <text:p>4.07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22 EDT</text:p>
          </table:table-cell>
          <table:table-cell office:value-type="string">
            <text:p>0.7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7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2136752136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22 EDT</text:p>
          </table:table-cell>
          <table:table-cell office:value-type="string">
            <text:p>0.88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23 EDT</text:p>
          </table:table-cell>
          <table:table-cell office:value-type="string">
            <text:p>0.35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2136752136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23 EDT</text:p>
          </table:table-cell>
          <table:table-cell office:value-type="string">
            <text:p>0.02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23 EDT</text:p>
          </table:table-cell>
          <table:table-cell office:value-type="string">
            <text:p>0.00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23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5</text:p>
          </table:table-cell>
          <table:table-cell office:value-type="string">
            <text:p>0.0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99349679446006 0.04993496794460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25 EDT</text:p>
          </table:table-cell>
          <table:table-cell office:value-type="string">
            <text:p>2.46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26 EDT</text:p>
          </table:table-cell>
          <table:table-cell office:value-type="string">
            <text:p>0.68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27 EDT</text:p>
          </table:table-cell>
          <table:table-cell office:value-type="string">
            <text:p>0.583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9886039886039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34 EDT</text:p>
          </table:table-cell>
          <table:table-cell office:value-type="string">
            <text:p>7.89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58</text:p>
          </table:table-cell>
          <table:table-cell office:value-type="string">
            <text:p>0.06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79142412925183 0.06949708955102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35 EDT</text:p>
          </table:table-cell>
          <table:table-cell office:value-type="string">
            <text:p>0.334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2136752136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35 EDT</text:p>
          </table:table-cell>
          <table:table-cell office:value-type="string">
            <text:p>0.005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13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382945407285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35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3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323186013224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35 EDT</text:p>
          </table:table-cell>
          <table:table-cell office:value-type="string">
            <text:p>0.00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07</text:p>
          </table:table-cell>
          <table:table-cell office:value-type="string">
            <text:p>0.48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6893803892241 0.483482885349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36 EDT</text:p>
          </table:table-cell>
          <table:table-cell office:value-type="string">
            <text:p>0.92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38 EDT</text:p>
          </table:table-cell>
          <table:table-cell office:value-type="string">
            <text:p>1.786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188</text:p>
          </table:table-cell>
          <table:table-cell office:value-type="string">
            <text:p>0.49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87936610096409 0.4910728484495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39 EDT</text:p>
          </table:table-cell>
          <table:table-cell office:value-type="string">
            <text:p>1.939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36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683827469941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43 EDT</text:p>
          </table:table-cell>
          <table:table-cell office:value-type="string">
            <text:p>4.00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29:45 EDT</text:p>
          </table:table-cell>
          <table:table-cell office:value-type="string">
            <text:p>1.458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9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931623931623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30:06 EDT</text:p>
          </table:table-cell>
          <table:table-cell office:value-type="string">
            <text:p>20.576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20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071197411003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30:11 EDT</text:p>
          </table:table-cell>
          <table:table-cell office:value-type="string">
            <text:p>5.933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151</text:p>
          </table:table-cell>
          <table:table-cell office:value-type="string">
            <text:p>0.42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5139665014766 0.4279857316047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30:12 EDT</text:p>
          </table:table-cell>
          <table:table-cell office:value-type="string">
            <text:p>0.45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2136752136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30:12 EDT</text:p>
          </table:table-cell>
          <table:table-cell office:value-type="string">
            <text:p>0.479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9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9253252049992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30:12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3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308814233685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30:12 EDT</text:p>
          </table:table-cell>
          <table:table-cell office:value-type="string">
            <text:p>0.00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82</text:p>
          </table:table-cell>
          <table:table-cell office:value-type="string">
            <text:p>0.19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81940007866334 0.1968749668664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32:52 EDT</text:p>
          </table:table-cell>
          <table:table-cell office:value-type="string">
            <text:p>159.763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33:59 EDT</text:p>
          </table:table-cell>
          <table:table-cell office:value-type="string">
            <text:p>66.32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523</text:p>
          </table:table-cell>
          <table:table-cell office:value-type="string">
            <text:p>0.21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23232963272748 0.2167929264543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35:05 EDT</text:p>
          </table:table-cell>
          <table:table-cell office:value-type="string">
            <text:p>66.664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2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091976461753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37:43 EDT</text:p>
          </table:table-cell>
          <table:table-cell office:value-type="string">
            <text:p>157.77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40:18 EDT</text:p>
          </table:table-cell>
          <table:table-cell office:value-type="string">
            <text:p>155.184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5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527065527065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43:26 EDT</text:p>
          </table:table-cell>
          <table:table-cell office:value-type="string">
            <text:p>188.30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26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11275964391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15 EDT</text:p>
          </table:table-cell>
          <table:table-cell office:value-type="string">
            <text:p>408.55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349</text:p>
          </table:table-cell>
          <table:table-cell office:value-type="string">
            <text:p>0.13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49482094659122 0.1349295132089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15 EDT</text:p>
          </table:table-cell>
          <table:table-cell office:value-type="string">
            <text:p>0.328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2136752136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15 EDT</text:p>
          </table:table-cell>
          <table:table-cell office:value-type="string">
            <text:p>0.003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2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137978215446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15 EDT</text:p>
          </table:table-cell>
          <table:table-cell office:value-type="string">
            <text:p>0.04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8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8447146705628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15 EDT</text:p>
          </table:table-cell>
          <table:table-cell office:value-type="string">
            <text:p>0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53</text:p>
          </table:table-cell>
          <table:table-cell office:value-type="string">
            <text:p>0.10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29548013371578 0.101952370282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17 EDT</text:p>
          </table:table-cell>
          <table:table-cell office:value-type="string">
            <text:p>1.24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18 EDT</text:p>
          </table:table-cell>
          <table:table-cell office:value-type="string">
            <text:p>1.754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502</text:p>
          </table:table-cell>
          <table:table-cell office:value-type="string">
            <text:p>0.15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01778794201904 0.1593033662413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20 EDT</text:p>
          </table:table-cell>
          <table:table-cell office:value-type="string">
            <text:p>1.794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2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1342543642627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24 EDT</text:p>
          </table:table-cell>
          <table:table-cell office:value-type="string">
            <text:p>4.113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26 EDT</text:p>
          </table:table-cell>
          <table:table-cell office:value-type="string">
            <text:p>1.427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17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66381766381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32 EDT</text:p>
          </table:table-cell>
          <table:table-cell office:value-type="string">
            <text:p>6.27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7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692307692307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48 EDT</text:p>
          </table:table-cell>
          <table:table-cell office:value-type="string">
            <text:p>15.67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0.116</text:p>
          </table:table-cell>
          <table:table-cell office:value-type="string">
            <text:p>0.782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15699535524769 0.7816734262610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48 EDT</text:p>
          </table:table-cell>
          <table:table-cell office:value-type="string">
            <text:p>0.458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2136752136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49 EDT</text:p>
          </table:table-cell>
          <table:table-cell office:value-type="string">
            <text:p>0.933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14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421358648389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49 EDT</text:p>
          </table:table-cell>
          <table:table-cell office:value-type="string">
            <text:p>0.001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742099762139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0:50:49 EDT</text:p>
          </table:table-cell>
          <table:table-cell office:value-type="string">
            <text:p>0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97</text:p>
          </table:table-cell>
          <table:table-cell office:value-type="string">
            <text:p>0.11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96915811673417 0.1126440819955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1:00:56 EDT</text:p>
          </table:table-cell>
          <table:table-cell office:value-type="string">
            <text:p>607.221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1:03:05 EDT</text:p>
          </table:table-cell>
          <table:table-cell office:value-type="string">
            <text:p>128.945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619</text:p>
          </table:table-cell>
          <table:table-cell office:value-type="string">
            <text:p>0.49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19354300700115 0.4908054938015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1:05:05 EDT</text:p>
          </table:table-cell>
          <table:table-cell office:value-type="string">
            <text:p>119.299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7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69172611624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1:09:26 EDT</text:p>
          </table:table-cell>
          <table:table-cell office:value-type="string">
            <text:p>261.438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1:13:48 EDT</text:p>
          </table:table-cell>
          <table:table-cell office:value-type="string">
            <text:p>261.835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70370370370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1:33:06 EDT</text:p>
          </table:table-cell>
          <table:table-cell office:value-type="string">
            <text:p>1158.246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88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8770053475935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18:07 EDT</text:p>
          </table:table-cell>
          <table:table-cell office:value-type="string">
            <text:p>2700.956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373</text:p>
          </table:table-cell>
          <table:table-cell office:value-type="string">
            <text:p>0.29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731511604963 0.291759152715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18:07 EDT</text:p>
          </table:table-cell>
          <table:table-cell office:value-type="string">
            <text:p>0.339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2136752136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18:07 EDT</text:p>
          </table:table-cell>
          <table:table-cell office:value-type="string">
            <text:p>0.002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6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9933195250074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18:08 EDT</text:p>
          </table:table-cell>
          <table:table-cell office:value-type="string">
            <text:p>0.139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7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95396466607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18:08 EDT</text:p>
          </table:table-cell>
          <table:table-cell office:value-type="string">
            <text:p>0.001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57</text:p>
          </table:table-cell>
          <table:table-cell office:value-type="string">
            <text:p>0.07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65180876796074 0.07638447817975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18:08 EDT</text:p>
          </table:table-cell>
          <table:table-cell office:value-type="string">
            <text:p>0.413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18:08 EDT</text:p>
          </table:table-cell>
          <table:table-cell office:value-type="string">
            <text:p>0.436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58</text:p>
          </table:table-cell>
          <table:table-cell office:value-type="string">
            <text:p>0.07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7892401888111 0.0696906576699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18:09 EDT</text:p>
          </table:table-cell>
          <table:table-cell office:value-type="string">
            <text:p>0.397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78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863247863247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18:09 EDT</text:p>
          </table:table-cell>
          <table:table-cell office:value-type="string">
            <text:p>0.448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604874213358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18:09 EDT</text:p>
          </table:table-cell>
          <table:table-cell office:value-type="string">
            <text:p>0.208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1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473283750983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18:09 EDT</text:p>
          </table:table-cell>
          <table:table-cell office:value-type="string">
            <text:p>0.001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47</text:p>
          </table:table-cell>
          <table:table-cell office:value-type="string">
            <text:p>0.01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73366005588555 0.01523911629167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25:25 EDT</text:p>
          </table:table-cell>
          <table:table-cell office:value-type="string">
            <text:p>435.337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32:25 EDT</text:p>
          </table:table-cell>
          <table:table-cell office:value-type="string">
            <text:p>419.772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73</text:p>
          </table:table-cell>
          <table:table-cell office:value-type="string">
            <text:p>0.03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27706843188281 0.02966969348573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39:16 EDT</text:p>
          </table:table-cell>
          <table:table-cell office:value-type="string">
            <text:p>411.202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5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3561253561253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39:16 EDT</text:p>
          </table:table-cell>
          <table:table-cell office:value-type="string">
            <text:p>0.002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5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943018382277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39:16 EDT</text:p>
          </table:table-cell>
          <table:table-cell office:value-type="string">
            <text:p>0.08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91517853087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39:16 EDT</text:p>
          </table:table-cell>
          <table:table-cell office:value-type="string">
            <text:p>0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37</text:p>
          </table:table-cell>
          <table:table-cell office:value-type="string">
            <text:p>0.45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37459562301328 0.4563199299468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39:16 EDT</text:p>
          </table:table-cell>
          <table:table-cell office:value-type="string">
            <text:p>0.37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39:17 EDT</text:p>
          </table:table-cell>
          <table:table-cell office:value-type="string">
            <text:p>1.182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323</text:p>
          </table:table-cell>
          <table:table-cell office:value-type="string">
            <text:p>0.45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22911333786098 0.4499151981575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39:19 EDT</text:p>
          </table:table-cell>
          <table:table-cell office:value-type="string">
            <text:p>1.221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1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125909753176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39:21 EDT</text:p>
          </table:table-cell>
          <table:table-cell office:value-type="string">
            <text:p>2.56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39:24 EDT</text:p>
          </table:table-cell>
          <table:table-cell office:value-type="string">
            <text:p>3.075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7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2136752136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39:27 EDT</text:p>
          </table:table-cell>
          <table:table-cell office:value-type="string">
            <text:p>2.987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13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367521367521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40:31 EDT</text:p>
          </table:table-cell>
          <table:table-cell office:value-type="string">
            <text:p>64.028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456</text:p>
          </table:table-cell>
          <table:table-cell office:value-type="string">
            <text:p>0.74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55803520825203 0.7464084566867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40:32 EDT</text:p>
          </table:table-cell>
          <table:table-cell office:value-type="string">
            <text:p>0.622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2136752136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40:32 EDT</text:p>
          </table:table-cell>
          <table:table-cell office:value-type="string">
            <text:p>0.449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1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46096316393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40:33 EDT</text:p>
          </table:table-cell>
          <table:table-cell office:value-type="string">
            <text:p>0.143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4046599725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40:33 EDT</text:p>
          </table:table-cell>
          <table:table-cell office:value-type="string">
            <text:p>0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67</text:p>
          </table:table-cell>
          <table:table-cell office:value-type="string">
            <text:p>0.11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67198344891444 0.1179790816127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45:03 EDT</text:p>
          </table:table-cell>
          <table:table-cell office:value-type="string">
            <text:p>270.851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45:29 EDT</text:p>
          </table:table-cell>
          <table:table-cell office:value-type="string">
            <text:p>26.041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1.037</text:p>
          </table:table-cell>
          <table:table-cell office:value-type="string">
            <text:p>0.17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03680406211967 0.1742849740127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45:56 EDT</text:p>
          </table:table-cell>
          <table:table-cell office:value-type="string">
            <text:p>26.484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19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922218133196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46:42 EDT</text:p>
          </table:table-cell>
          <table:table-cell office:value-type="string">
            <text:p>45.586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47:27 EDT</text:p>
          </table:table-cell>
          <table:table-cell office:value-type="string">
            <text:p>45.809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9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931623931623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48:13 EDT</text:p>
          </table:table-cell>
          <table:table-cell office:value-type="string">
            <text:p>45.477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09 EDT</text:p>
          </table:table-cell>
          <table:table-cell office:value-type="string">
            <text:p>536.16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608</text:p>
          </table:table-cell>
          <table:table-cell office:value-type="string">
            <text:p>0.18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08128438104452 0.1807706671804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09 EDT</text:p>
          </table:table-cell>
          <table:table-cell office:value-type="string">
            <text:p>0.351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ernoulli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5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2136752136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09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673357263365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09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876635276026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09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0.004</text:p>
          </table:table-cell>
          <table:table-cell office:value-type="string">
            <text:p>0.131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352485460885126 0.1311465980642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10 EDT</text:p>
          </table:table-cell>
          <table:table-cell office:value-type="string">
            <text:p>0.073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11 EDT</text:p>
          </table:table-cell>
          <table:table-cell office:value-type="string">
            <text:p>1.24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01</text:p>
          </table:table-cell>
          <table:table-cell office:value-type="string">
            <text:p>0.12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0506457603597202 0.1278171121122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12 EDT</text:p>
          </table:table-cell>
          <table:table-cell office:value-type="string">
            <text:p>1.203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04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8445376683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15 EDT</text:p>
          </table:table-cell>
          <table:table-cell office:value-type="string">
            <text:p>3.01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16 EDT</text:p>
          </table:table-cell>
          <table:table-cell office:value-type="string">
            <text:p>0.578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0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558404558404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16 EDT</text:p>
          </table:table-cell>
          <table:table-cell office:value-type="string">
            <text:p>0.5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17 EDT</text:p>
          </table:table-cell>
          <table:table-cell office:value-type="string">
            <text:p>0.49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558404558404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17 EDT</text:p>
          </table:table-cell>
          <table:table-cell office:value-type="string">
            <text:p>0.019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5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48432153663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17 EDT</text:p>
          </table:table-cell>
          <table:table-cell office:value-type="string">
            <text:p>0.00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2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749636544854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17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0.006</text:p>
          </table:table-cell>
          <table:table-cell office:value-type="string">
            <text:p>0.104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608127383604858 0.1036051568967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20 EDT</text:p>
          </table:table-cell>
          <table:table-cell office:value-type="string">
            <text:p>3.35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21 EDT</text:p>
          </table:table-cell>
          <table:table-cell office:value-type="string">
            <text:p>0.814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0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849002849002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21 EDT</text:p>
          </table:table-cell>
          <table:table-cell office:value-type="string">
            <text:p>0.649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9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116809116809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32 EDT</text:p>
          </table:table-cell>
          <table:table-cell office:value-type="string">
            <text:p>10.11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0.379</text:p>
          </table:table-cell>
          <table:table-cell office:value-type="string">
            <text:p>0.589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78728472218925 0.5885097583017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32 EDT</text:p>
          </table:table-cell>
          <table:table-cell office:value-type="string">
            <text:p>0.49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558404558404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32 EDT</text:p>
          </table:table-cell>
          <table:table-cell office:value-type="string">
            <text:p>0.002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38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811903504793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32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293669171583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32 EDT</text:p>
          </table:table-cell>
          <table:table-cell office:value-type="string">
            <text:p>0.00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0.053</text:p>
          </table:table-cell>
          <table:table-cell office:value-type="string">
            <text:p>0.710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27122394273871 0.7096684615312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33 EDT</text:p>
          </table:table-cell>
          <table:table-cell office:value-type="string">
            <text:p>0.86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35 EDT</text:p>
          </table:table-cell>
          <table:table-cell office:value-type="string">
            <text:p>2.203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0.054</text:p>
          </table:table-cell>
          <table:table-cell office:value-type="string">
            <text:p>0.675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39330928042379 0.6752057215082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38 EDT</text:p>
          </table:table-cell>
          <table:table-cell office:value-type="string">
            <text:p>2.435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02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78483751914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43 EDT</text:p>
          </table:table-cell>
          <table:table-cell office:value-type="string">
            <text:p>5.06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44 EDT</text:p>
          </table:table-cell>
          <table:table-cell office:value-type="string">
            <text:p>1.135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0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709401709401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54 EDT</text:p>
          </table:table-cell>
          <table:table-cell office:value-type="string">
            <text:p>9.97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2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388059701492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59 EDT</text:p>
          </table:table-cell>
          <table:table-cell office:value-type="string">
            <text:p>4.76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0.106</text:p>
          </table:table-cell>
          <table:table-cell office:value-type="string">
            <text:p>0.657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05522829739241 0.6568578712194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59 EDT</text:p>
          </table:table-cell>
          <table:table-cell office:value-type="string">
            <text:p>0.28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558404558404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59 EDT</text:p>
          </table:table-cell>
          <table:table-cell office:value-type="string">
            <text:p>0.369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1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63655279368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59 EDT</text:p>
          </table:table-cell>
          <table:table-cell office:value-type="string">
            <text:p>0.00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629861829745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2:57:59 EDT</text:p>
          </table:table-cell>
          <table:table-cell office:value-type="string">
            <text:p>0.00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66</text:p>
          </table:table-cell>
          <table:table-cell office:value-type="string">
            <text:p>0.39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62628858235135 0.3935734445600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00:14 EDT</text:p>
          </table:table-cell>
          <table:table-cell office:value-type="string">
            <text:p>134.9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01:10 EDT</text:p>
          </table:table-cell>
          <table:table-cell office:value-type="string">
            <text:p>55.576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277</text:p>
          </table:table-cell>
          <table:table-cell office:value-type="string">
            <text:p>0.39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77232085145213 0.3989159023164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02:06 EDT</text:p>
          </table:table-cell>
          <table:table-cell office:value-type="string">
            <text:p>56.25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68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836975977802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04:18 EDT</text:p>
          </table:table-cell>
          <table:table-cell office:value-type="string">
            <text:p>132.14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06:28 EDT</text:p>
          </table:table-cell>
          <table:table-cell office:value-type="string">
            <text:p>129.60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25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507122507122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09:05 EDT</text:p>
          </table:table-cell>
          <table:table-cell office:value-type="string">
            <text:p>157.73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2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492581602373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18 EDT</text:p>
          </table:table-cell>
          <table:table-cell office:value-type="string">
            <text:p>432.35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16</text:p>
          </table:table-cell>
          <table:table-cell office:value-type="string">
            <text:p>0.37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57334553780959 0.3701535406263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18 EDT</text:p>
          </table:table-cell>
          <table:table-cell office:value-type="string">
            <text:p>0.38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558404558404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18 EDT</text:p>
          </table:table-cell>
          <table:table-cell office:value-type="string">
            <text:p>0.002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2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47701403096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18 EDT</text:p>
          </table:table-cell>
          <table:table-cell office:value-type="string">
            <text:p>0.00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7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033820343132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18 EDT</text:p>
          </table:table-cell>
          <table:table-cell office:value-type="string">
            <text:p>0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22</text:p>
          </table:table-cell>
          <table:table-cell office:value-type="string">
            <text:p>0.55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19803302148983 0.5515206108341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19 EDT</text:p>
          </table:table-cell>
          <table:table-cell office:value-type="string">
            <text:p>1.08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21 EDT</text:p>
          </table:table-cell>
          <table:table-cell office:value-type="string">
            <text:p>1.84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13</text:p>
          </table:table-cell>
          <table:table-cell office:value-type="string">
            <text:p>0.52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25367871137161 0.5251164607526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23 EDT</text:p>
          </table:table-cell>
          <table:table-cell office:value-type="string">
            <text:p>1.815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06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6111991589927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27 EDT</text:p>
          </table:table-cell>
          <table:table-cell office:value-type="string">
            <text:p>4.138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29 EDT</text:p>
          </table:table-cell>
          <table:table-cell office:value-type="string">
            <text:p>1.609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0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7407407407407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37 EDT</text:p>
          </table:table-cell>
          <table:table-cell office:value-type="string">
            <text:p>8.192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1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53 EDT</text:p>
          </table:table-cell>
          <table:table-cell office:value-type="string">
            <text:p>16.433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0.204</text:p>
          </table:table-cell>
          <table:table-cell office:value-type="string">
            <text:p>0.884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03815685612528 0.884359187069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54 EDT</text:p>
          </table:table-cell>
          <table:table-cell office:value-type="string">
            <text:p>0.519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558404558404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55 EDT</text:p>
          </table:table-cell>
          <table:table-cell office:value-type="string">
            <text:p>0.845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5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5457602184808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55 EDT</text:p>
          </table:table-cell>
          <table:table-cell office:value-type="string">
            <text:p>0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7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719646896576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16:55 EDT</text:p>
          </table:table-cell>
          <table:table-cell office:value-type="string">
            <text:p>0.001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135</text:p>
          </table:table-cell>
          <table:table-cell office:value-type="string">
            <text:p>0.24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34692446033323 0.2438444897295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23:59 EDT</text:p>
          </table:table-cell>
          <table:table-cell office:value-type="string">
            <text:p>424.037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25:55 EDT</text:p>
          </table:table-cell>
          <table:table-cell office:value-type="string">
            <text:p>115.924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415</text:p>
          </table:table-cell>
          <table:table-cell office:value-type="string">
            <text:p>0.36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5348619614151 0.3599568428509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27:52 EDT</text:p>
          </table:table-cell>
          <table:table-cell office:value-type="string">
            <text:p>117.158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5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993053962134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32:22 EDT</text:p>
          </table:table-cell>
          <table:table-cell office:value-type="string">
            <text:p>270.146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3:36:49 EDT</text:p>
          </table:table-cell>
          <table:table-cell office:value-type="string">
            <text:p>266.549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7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35327635327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00:44 EDT</text:p>
          </table:table-cell>
          <table:table-cell office:value-type="string">
            <text:p>1435.606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96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20253164556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20:35 EDT</text:p>
          </table:table-cell>
          <table:table-cell office:value-type="string">
            <text:p>1191.094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07</text:p>
          </table:table-cell>
          <table:table-cell office:value-type="string">
            <text:p>0.53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729366950561416 0.53640485725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20:36 EDT</text:p>
          </table:table-cell>
          <table:table-cell office:value-type="string">
            <text:p>0.278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558404558404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20:36 EDT</text:p>
          </table:table-cell>
          <table:table-cell office:value-type="string">
            <text:p>0.001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6733572633657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20:36 EDT</text:p>
          </table:table-cell>
          <table:table-cell office:value-type="string">
            <text:p>0.002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5710694338214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20:36 EDT</text:p>
          </table:table-cell>
          <table:table-cell office:value-type="string">
            <text:p>0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0.004</text:p>
          </table:table-cell>
          <table:table-cell office:value-type="string">
            <text:p>0.130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449637751314794 0.1301750751600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20:36 EDT</text:p>
          </table:table-cell>
          <table:table-cell office:value-type="string">
            <text:p>0.405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20:36 EDT</text:p>
          </table:table-cell>
          <table:table-cell office:value-type="string">
            <text:p>0.354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0.003</text:p>
          </table:table-cell>
          <table:table-cell office:value-type="string">
            <text:p>0.133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7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346469662539234 0.1333588555094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20:37 EDT</text:p>
          </table:table-cell>
          <table:table-cell office:value-type="string">
            <text:p>0.406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0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424501424501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20:37 EDT</text:p>
          </table:table-cell>
          <table:table-cell office:value-type="string">
            <text:p>0.437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680004753031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20:37 EDT</text:p>
          </table:table-cell>
          <table:table-cell office:value-type="string">
            <text:p>0.149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84432078485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20:37 EDT</text:p>
          </table:table-cell>
          <table:table-cell office:value-type="string">
            <text:p>0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16</text:p>
          </table:table-cell>
          <table:table-cell office:value-type="string">
            <text:p>0.04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55295343584338 0.0491296294190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26:40 EDT</text:p>
          </table:table-cell>
          <table:table-cell office:value-type="string">
            <text:p>362.618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32:44 EDT</text:p>
          </table:table-cell>
          <table:table-cell office:value-type="string">
            <text:p>363.835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29</text:p>
          </table:table-cell>
          <table:table-cell office:value-type="string">
            <text:p>0.06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94690585820547 0.06800582100691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38:52 EDT</text:p>
          </table:table-cell>
          <table:table-cell office:value-type="string">
            <text:p>367.743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47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729344729344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38:52 EDT</text:p>
          </table:table-cell>
          <table:table-cell office:value-type="string">
            <text:p>0.001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3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954236937776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38:52 EDT</text:p>
          </table:table-cell>
          <table:table-cell office:value-type="string">
            <text:p>0.002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0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58738218826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38:52 EDT</text:p>
          </table:table-cell>
          <table:table-cell office:value-type="string">
            <text:p>0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0.026</text:p>
          </table:table-cell>
          <table:table-cell office:value-type="string">
            <text:p>0.765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60789922366353 0.7647683953186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38:52 EDT</text:p>
          </table:table-cell>
          <table:table-cell office:value-type="string">
            <text:p>0.407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38:53 EDT</text:p>
          </table:table-cell>
          <table:table-cell office:value-type="string">
            <text:p>1.126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12</text:p>
          </table:table-cell>
          <table:table-cell office:value-type="string">
            <text:p>0.76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23745005123508 0.7599957810686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38:54 EDT</text:p>
          </table:table-cell>
          <table:table-cell office:value-type="string">
            <text:p>1.16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06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6044329929214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38:57 EDT</text:p>
          </table:table-cell>
          <table:table-cell office:value-type="string">
            <text:p>2.647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39:00 EDT</text:p>
          </table:table-cell>
          <table:table-cell office:value-type="string">
            <text:p>3.12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0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558404558404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39:03 EDT</text:p>
          </table:table-cell>
          <table:table-cell office:value-type="string">
            <text:p>3.145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92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287749287749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39:59 EDT</text:p>
          </table:table-cell>
          <table:table-cell office:value-type="string">
            <text:p>55.78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40</text:p>
          </table:table-cell>
          <table:table-cell office:value-type="string">
            <text:p>1.13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04629626907237 1.131587824701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39:59 EDT</text:p>
          </table:table-cell>
          <table:table-cell office:value-type="string">
            <text:p>0.501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558404558404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40:00 EDT</text:p>
          </table:table-cell>
          <table:table-cell office:value-type="string">
            <text:p>0.477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12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230487628946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40:00 EDT</text:p>
          </table:table-cell>
          <table:table-cell office:value-type="string">
            <text:p>0.137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91214997500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40:00 EDT</text:p>
          </table:table-cell>
          <table:table-cell office:value-type="string">
            <text:p>0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114</text:p>
          </table:table-cell>
          <table:table-cell office:value-type="string">
            <text:p>0.36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4075354581782 0.3601728803711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43:11 EDT</text:p>
          </table:table-cell>
          <table:table-cell office:value-type="string">
            <text:p>190.514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43:30 EDT</text:p>
          </table:table-cell>
          <table:table-cell office:value-type="string">
            <text:p>19.384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417</text:p>
          </table:table-cell>
          <table:table-cell office:value-type="string">
            <text:p>0.35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16807066893339 0.3524568879186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43:50 EDT</text:p>
          </table:table-cell>
          <table:table-cell office:value-type="string">
            <text:p>19.929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5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950462779626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44:33 EDT</text:p>
          </table:table-cell>
          <table:table-cell office:value-type="string">
            <text:p>42.939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45:17 EDT</text:p>
          </table:table-cell>
          <table:table-cell office:value-type="string">
            <text:p>44.18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7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70370370370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46:01 EDT</text:p>
          </table:table-cell>
          <table:table-cell office:value-type="string">
            <text:p>43.823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22 EDT</text:p>
          </table:table-cell>
          <table:table-cell office:value-type="string">
            <text:p>561.388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188</text:p>
          </table:table-cell>
          <table:table-cell office:value-type="string">
            <text:p>0.44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87890037946667 0.4464251157695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23 EDT</text:p>
          </table:table-cell>
          <table:table-cell office:value-type="string">
            <text:p>0.583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iBCRD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04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45584045584045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23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40990355254454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23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0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022651021442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23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62</text:p>
          </table:table-cell>
          <table:table-cell office:value-type="string">
            <text:p>0.07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17566813065898 0.06995475235748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24 EDT</text:p>
          </table:table-cell>
          <table:table-cell office:value-type="string">
            <text:p>0.645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25 EDT</text:p>
          </table:table-cell>
          <table:table-cell office:value-type="string">
            <text:p>1.887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65</text:p>
          </table:table-cell>
          <table:table-cell office:value-type="string">
            <text:p>0.07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4714899161128 0.07488065520961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27 EDT</text:p>
          </table:table-cell>
          <table:table-cell office:value-type="string">
            <text:p>1.865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4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3966101045396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31 EDT</text:p>
          </table:table-cell>
          <table:table-cell office:value-type="string">
            <text:p>3.657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31 EDT</text:p>
          </table:table-cell>
          <table:table-cell office:value-type="string">
            <text:p>0.40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8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4586894586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32 EDT</text:p>
          </table:table-cell>
          <table:table-cell office:value-type="string">
            <text:p>0.26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32 EDT</text:p>
          </table:table-cell>
          <table:table-cell office:value-type="string">
            <text:p>0.30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4586894586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32 EDT</text:p>
          </table:table-cell>
          <table:table-cell office:value-type="string">
            <text:p>0.017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0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3220448656586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32 EDT</text:p>
          </table:table-cell>
          <table:table-cell office:value-type="string">
            <text:p>0.00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0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046677313256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32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49</text:p>
          </table:table-cell>
          <table:table-cell office:value-type="string">
            <text:p>0.05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94815800650476 0.05592247737822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35 EDT</text:p>
          </table:table-cell>
          <table:table-cell office:value-type="string">
            <text:p>2.849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36 EDT</text:p>
          </table:table-cell>
          <table:table-cell office:value-type="string">
            <text:p>0.767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83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376068376068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36 EDT</text:p>
          </table:table-cell>
          <table:table-cell office:value-type="string">
            <text:p>0.604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9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9686609686609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45 EDT</text:p>
          </table:table-cell>
          <table:table-cell office:value-type="string">
            <text:p>8.498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28</text:p>
          </table:table-cell>
          <table:table-cell office:value-type="string">
            <text:p>0.08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76531320758504 0.089192536360556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45 EDT</text:p>
          </table:table-cell>
          <table:table-cell office:value-type="string">
            <text:p>0.39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4586894586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45 EDT</text:p>
          </table:table-cell>
          <table:table-cell office:value-type="string">
            <text:p>0.002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0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9289371507591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45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5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5701510167411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45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47</text:p>
          </table:table-cell>
          <table:table-cell office:value-type="string">
            <text:p>0.32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47080576513019 0.32850183349783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46 EDT</text:p>
          </table:table-cell>
          <table:table-cell office:value-type="string">
            <text:p>1.198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48 EDT</text:p>
          </table:table-cell>
          <table:table-cell office:value-type="string">
            <text:p>1.625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338</text:p>
          </table:table-cell>
          <table:table-cell office:value-type="string">
            <text:p>0.27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37601686269515 0.2703922233614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50 EDT</text:p>
          </table:table-cell>
          <table:table-cell office:value-type="string">
            <text:p>1.752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0990662208332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54 EDT</text:p>
          </table:table-cell>
          <table:table-cell office:value-type="string">
            <text:p>3.776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5:55 EDT</text:p>
          </table:table-cell>
          <table:table-cell office:value-type="string">
            <text:p>1.308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0598290598290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6:05 EDT</text:p>
          </table:table-cell>
          <table:table-cell office:value-type="string">
            <text:p>9.999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4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6:11 EDT</text:p>
          </table:table-cell>
          <table:table-cell office:value-type="string">
            <text:p>5.758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293</text:p>
          </table:table-cell>
          <table:table-cell office:value-type="string">
            <text:p>0.27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92772687264816 0.2741939442496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6:11 EDT</text:p>
          </table:table-cell>
          <table:table-cell office:value-type="string">
            <text:p>0.416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4586894586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6:11 EDT</text:p>
          </table:table-cell>
          <table:table-cell office:value-type="string">
            <text:p>0.413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027694315920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6:11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7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701406991177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6:11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82</text:p>
          </table:table-cell>
          <table:table-cell office:value-type="string">
            <text:p>0.18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1618323542208 0.1810644372238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8:28 EDT</text:p>
          </table:table-cell>
          <table:table-cell office:value-type="string">
            <text:p>136.148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4:59:24 EDT</text:p>
          </table:table-cell>
          <table:table-cell office:value-type="string">
            <text:p>56.19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677</text:p>
          </table:table-cell>
          <table:table-cell office:value-type="string">
            <text:p>0.54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76694668582213 0.5440327390815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0:20 EDT</text:p>
          </table:table-cell>
          <table:table-cell office:value-type="string">
            <text:p>56.24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76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57472752524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2:33 EDT</text:p>
          </table:table-cell>
          <table:table-cell office:value-type="string">
            <text:p>133.24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4:43 EDT</text:p>
          </table:table-cell>
          <table:table-cell office:value-type="string">
            <text:p>129.45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76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6923076923076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07:22 EDT</text:p>
          </table:table-cell>
          <table:table-cell office:value-type="string">
            <text:p>159.77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34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442136498516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05 EDT</text:p>
          </table:table-cell>
          <table:table-cell office:value-type="string">
            <text:p>342.7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243</text:p>
          </table:table-cell>
          <table:table-cell office:value-type="string">
            <text:p>0.14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4257009261752 0.1453686202435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06 EDT</text:p>
          </table:table-cell>
          <table:table-cell office:value-type="string">
            <text:p>0.28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4586894586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06 EDT</text:p>
          </table:table-cell>
          <table:table-cell office:value-type="string">
            <text:p>0.004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3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413878164915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06 EDT</text:p>
          </table:table-cell>
          <table:table-cell office:value-type="string">
            <text:p>0.00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2124363277604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06 EDT</text:p>
          </table:table-cell>
          <table:table-cell office:value-type="string">
            <text:p>0.00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62</text:p>
          </table:table-cell>
          <table:table-cell office:value-type="string">
            <text:p>0.33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61997744506139 0.3302753078044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07 EDT</text:p>
          </table:table-cell>
          <table:table-cell office:value-type="string">
            <text:p>1.38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08 EDT</text:p>
          </table:table-cell>
          <table:table-cell office:value-type="string">
            <text:p>1.488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291</text:p>
          </table:table-cell>
          <table:table-cell office:value-type="string">
            <text:p>0.31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91229691521894 0.3183803745081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10 EDT</text:p>
          </table:table-cell>
          <table:table-cell office:value-type="string">
            <text:p>1.61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1226485033649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14 EDT</text:p>
          </table:table-cell>
          <table:table-cell office:value-type="string">
            <text:p>3.516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15 EDT</text:p>
          </table:table-cell>
          <table:table-cell office:value-type="string">
            <text:p>1.246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82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2621082621082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20 EDT</text:p>
          </table:table-cell>
          <table:table-cell office:value-type="string">
            <text:p>5.093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9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52830188679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29 EDT</text:p>
          </table:table-cell>
          <table:table-cell office:value-type="string">
            <text:p>8.619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401</text:p>
          </table:table-cell>
          <table:table-cell office:value-type="string">
            <text:p>0.27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1147060935889 0.2703483428445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29 EDT</text:p>
          </table:table-cell>
          <table:table-cell office:value-type="string">
            <text:p>0.426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4586894586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30 EDT</text:p>
          </table:table-cell>
          <table:table-cell office:value-type="string">
            <text:p>0.772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8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7259900482993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30 EDT</text:p>
          </table:table-cell>
          <table:table-cell office:value-type="string">
            <text:p>0.001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949056357691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13:30 EDT</text:p>
          </table:table-cell>
          <table:table-cell office:value-type="string">
            <text:p>0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88</text:p>
          </table:table-cell>
          <table:table-cell office:value-type="string">
            <text:p>0.11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8828878009436 0.1137689791283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21:19 EDT</text:p>
          </table:table-cell>
          <table:table-cell office:value-type="string">
            <text:p>469.076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23:14 EDT</text:p>
          </table:table-cell>
          <table:table-cell office:value-type="string">
            <text:p>115.329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793</text:p>
          </table:table-cell>
          <table:table-cell office:value-type="string">
            <text:p>0.29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792868594057964 0.2972339077350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25:10 EDT</text:p>
          </table:table-cell>
          <table:table-cell office:value-type="string">
            <text:p>116.334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4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0128080926628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29:39 EDT</text:p>
          </table:table-cell>
          <table:table-cell office:value-type="string">
            <text:p>268.836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34:06 EDT</text:p>
          </table:table-cell>
          <table:table-cell office:value-type="string">
            <text:p>266.638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50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0712250712250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5:55:50 EDT</text:p>
          </table:table-cell>
          <table:table-cell office:value-type="string">
            <text:p>1304.393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7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2 EDT</text:p>
          </table:table-cell>
          <table:table-cell office:value-type="string">
            <text:p>1731.596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274</text:p>
          </table:table-cell>
          <table:table-cell office:value-type="string">
            <text:p>0.27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74000261895928 0.27519996812055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2 EDT</text:p>
          </table:table-cell>
          <table:table-cell office:value-type="string">
            <text:p>0.292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4586894586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2 EDT</text:p>
          </table:table-cell>
          <table:table-cell office:value-type="string">
            <text:p>0.001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4099035525446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2 EDT</text:p>
          </table:table-cell>
          <table:table-cell office:value-type="string">
            <text:p>0.002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014308028127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2 EDT</text:p>
          </table:table-cell>
          <table:table-cell office:value-type="string">
            <text:p>0.001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61</text:p>
          </table:table-cell>
          <table:table-cell office:value-type="string">
            <text:p>0.06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07673077395449 0.06896537879043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3 EDT</text:p>
          </table:table-cell>
          <table:table-cell office:value-type="string">
            <text:p>0.356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3 EDT</text:p>
          </table:table-cell>
          <table:table-cell office:value-type="string">
            <text:p>0.379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72</text:p>
          </table:table-cell>
          <table:table-cell office:value-type="string">
            <text:p>0.06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1721709256529 0.0644957830257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3 EDT</text:p>
          </table:table-cell>
          <table:table-cell office:value-type="string">
            <text:p>0.354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1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145299145299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4 EDT</text:p>
          </table:table-cell>
          <table:table-cell office:value-type="string">
            <text:p>0.427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435026647239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4 EDT</text:p>
          </table:table-cell>
          <table:table-cell office:value-type="string">
            <text:p>0.147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98778390079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24:44 EDT</text:p>
          </table:table-cell>
          <table:table-cell office:value-type="string">
            <text:p>0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43</text:p>
          </table:table-cell>
          <table:table-cell office:value-type="string">
            <text:p>0.01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8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26258795367891 0.01392534659199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1:28 EDT</text:p>
          </table:table-cell>
          <table:table-cell office:value-type="string">
            <text:p>403.651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38:07 EDT</text:p>
          </table:table-cell>
          <table:table-cell office:value-type="string">
            <text:p>398.97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56</text:p>
          </table:table-cell>
          <table:table-cell office:value-type="string">
            <text:p>0.04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562471638159504 0.0438553268192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4:50 EDT</text:p>
          </table:table-cell>
          <table:table-cell office:value-type="string">
            <text:p>403.394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54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70085470085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4:50 EDT</text:p>
          </table:table-cell>
          <table:table-cell office:value-type="string">
            <text:p>0.001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2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23940620612213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4:50 EDT</text:p>
          </table:table-cell>
          <table:table-cell office:value-type="string">
            <text:p>0.002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014615840327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4:50 EDT</text:p>
          </table:table-cell>
          <table:table-cell office:value-type="string">
            <text:p>0.001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55</text:p>
          </table:table-cell>
          <table:table-cell office:value-type="string">
            <text:p>0.40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550334324097 0.4029146736341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4:51 EDT</text:p>
          </table:table-cell>
          <table:table-cell office:value-type="string">
            <text:p>0.72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4:52 EDT</text:p>
          </table:table-cell>
          <table:table-cell office:value-type="string">
            <text:p>1.211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401</text:p>
          </table:table-cell>
          <table:table-cell office:value-type="string">
            <text:p>0.33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00992656750758 0.3331007068536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4:53 EDT</text:p>
          </table:table-cell>
          <table:table-cell office:value-type="string">
            <text:p>1.324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056381270473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4:56 EDT</text:p>
          </table:table-cell>
          <table:table-cell office:value-type="string">
            <text:p>2.717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4:59 EDT</text:p>
          </table:table-cell>
          <table:table-cell office:value-type="string">
            <text:p>3.08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8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4586894586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5:02 EDT</text:p>
          </table:table-cell>
          <table:table-cell office:value-type="string">
            <text:p>3.328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8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8547008547008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5:43 EDT</text:p>
          </table:table-cell>
          <table:table-cell office:value-type="string">
            <text:p>40.696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557</text:p>
          </table:table-cell>
          <table:table-cell office:value-type="string">
            <text:p>0.66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57485488445265 0.6600307228289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5:44 EDT</text:p>
          </table:table-cell>
          <table:table-cell office:value-type="string">
            <text:p>0.567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4586894586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5:44 EDT</text:p>
          </table:table-cell>
          <table:table-cell office:value-type="string">
            <text:p>0.429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1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06380220584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5:44 EDT</text:p>
          </table:table-cell>
          <table:table-cell office:value-type="string">
            <text:p>0.167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191897698345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5:44 EDT</text:p>
          </table:table-cell>
          <table:table-cell office:value-type="string">
            <text:p>0.001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16</text:p>
          </table:table-cell>
          <table:table-cell office:value-type="string">
            <text:p>0.10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15692861256666 0.1029324200875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49:49 EDT</text:p>
          </table:table-cell>
          <table:table-cell office:value-type="string">
            <text:p>244.44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50:10 EDT</text:p>
          </table:table-cell>
          <table:table-cell office:value-type="string">
            <text:p>21.291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875</text:p>
          </table:table-cell>
          <table:table-cell office:value-type="string">
            <text:p>0.21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875341130984147 0.21487476111269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50:31 EDT</text:p>
          </table:table-cell>
          <table:table-cell office:value-type="string">
            <text:p>21.324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2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49740840684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51:20 EDT</text:p>
          </table:table-cell>
          <table:table-cell office:value-type="string">
            <text:p>48.201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52:06 EDT</text:p>
          </table:table-cell>
          <table:table-cell office:value-type="string">
            <text:p>46.224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6:52:49 EDT</text:p>
          </table:table-cell>
          <table:table-cell office:value-type="string">
            <text:p>42.886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07 EDT</text:p>
          </table:table-cell>
          <table:table-cell office:value-type="string">
            <text:p>498.795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447</text:p>
          </table:table-cell>
          <table:table-cell office:value-type="string">
            <text:p>0.22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46722837389446 0.2284729991750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08 EDT</text:p>
          </table:table-cell>
          <table:table-cell office:value-type="string">
            <text:p>0.695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Blocking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89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945868945868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08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214901294773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08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1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17174041401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08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89</text:p>
          </table:table-cell>
          <table:table-cell office:value-type="string">
            <text:p>0.04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86993393201224 0.04440131342465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08 EDT</text:p>
          </table:table-cell>
          <table:table-cell office:value-type="string">
            <text:p>0.10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10 EDT</text:p>
          </table:table-cell>
          <table:table-cell office:value-type="string">
            <text:p>2.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87</text:p>
          </table:table-cell>
          <table:table-cell office:value-type="string">
            <text:p>0.04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74984802896015 0.03994544179596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13 EDT</text:p>
          </table:table-cell>
          <table:table-cell office:value-type="string">
            <text:p>2.25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53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311180414506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15 EDT</text:p>
          </table:table-cell>
          <table:table-cell office:value-type="string">
            <text:p>2.35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15 EDT</text:p>
          </table:table-cell>
          <table:table-cell office:value-type="string">
            <text:p>0.379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5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13105413105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16 EDT</text:p>
          </table:table-cell>
          <table:table-cell office:value-type="string">
            <text:p>0.267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16 EDT</text:p>
          </table:table-cell>
          <table:table-cell office:value-type="string">
            <text:p>0.28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13105413105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16 EDT</text:p>
          </table:table-cell>
          <table:table-cell office:value-type="string">
            <text:p>0.02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2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593104003039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16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5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263996434133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16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81</text:p>
          </table:table-cell>
          <table:table-cell office:value-type="string">
            <text:p>0.02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0610925665124 0.02874884560433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18 EDT</text:p>
          </table:table-cell>
          <table:table-cell office:value-type="string">
            <text:p>2.342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19 EDT</text:p>
          </table:table-cell>
          <table:table-cell office:value-type="string">
            <text:p>0.61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3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076923076923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20 EDT</text:p>
          </table:table-cell>
          <table:table-cell office:value-type="string">
            <text:p>0.617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1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139601139601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27 EDT</text:p>
          </table:table-cell>
          <table:table-cell office:value-type="string">
            <text:p>7.624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345</text:p>
          </table:table-cell>
          <table:table-cell office:value-type="string">
            <text:p>-0.141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45004357623131 -0.1410758456639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28 EDT</text:p>
          </table:table-cell>
          <table:table-cell office:value-type="string">
            <text:p>0.344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13105413105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28 EDT</text:p>
          </table:table-cell>
          <table:table-cell office:value-type="string">
            <text:p>0.002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2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196136007614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28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21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109703823279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28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564</text:p>
          </table:table-cell>
          <table:table-cell office:value-type="string">
            <text:p>0.12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63713208707067 0.1244860071842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28 EDT</text:p>
          </table:table-cell>
          <table:table-cell office:value-type="string">
            <text:p>0.847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30 EDT</text:p>
          </table:table-cell>
          <table:table-cell office:value-type="string">
            <text:p>1.739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505</text:p>
          </table:table-cell>
          <table:table-cell office:value-type="string">
            <text:p>0.18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04741382696132 0.1831179857788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32 EDT</text:p>
          </table:table-cell>
          <table:table-cell office:value-type="string">
            <text:p>1.893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28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8846512984529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36 EDT</text:p>
          </table:table-cell>
          <table:table-cell office:value-type="string">
            <text:p>3.889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37 EDT</text:p>
          </table:table-cell>
          <table:table-cell office:value-type="string">
            <text:p>1.352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17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1709401709401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46 EDT</text:p>
          </table:table-cell>
          <table:table-cell office:value-type="string">
            <text:p>9.009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3529411764705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55 EDT</text:p>
          </table:table-cell>
          <table:table-cell office:value-type="string">
            <text:p>8.319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508</text:p>
          </table:table-cell>
          <table:table-cell office:value-type="string">
            <text:p>0.06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08391095017036 0.06916389349420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55 EDT</text:p>
          </table:table-cell>
          <table:table-cell office:value-type="string">
            <text:p>0.495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13105413105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56 EDT</text:p>
          </table:table-cell>
          <table:table-cell office:value-type="string">
            <text:p>0.4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12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1950484059159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56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35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5020773458871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1:56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70</text:p>
          </table:table-cell>
          <table:table-cell office:value-type="string">
            <text:p>0.13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70231222536234 0.13122154135303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4:12 EDT</text:p>
          </table:table-cell>
          <table:table-cell office:value-type="string">
            <text:p>136.476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5:09 EDT</text:p>
          </table:table-cell>
          <table:table-cell office:value-type="string">
            <text:p>57.408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623</text:p>
          </table:table-cell>
          <table:table-cell office:value-type="string">
            <text:p>0.78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2289299905214 0.7857473209932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6:07 EDT</text:p>
          </table:table-cell>
          <table:table-cell office:value-type="string">
            <text:p>57.091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9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52203192968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08:23 EDT</text:p>
          </table:table-cell>
          <table:table-cell office:value-type="string">
            <text:p>136.273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0:35 EDT</text:p>
          </table:table-cell>
          <table:table-cell office:value-type="string">
            <text:p>132.06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4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0256410256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3:15 EDT</text:p>
          </table:table-cell>
          <table:table-cell office:value-type="string">
            <text:p>160.27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26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26706231454005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8:58 EDT</text:p>
          </table:table-cell>
          <table:table-cell office:value-type="string">
            <text:p>343.275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364</text:p>
          </table:table-cell>
          <table:table-cell office:value-type="string">
            <text:p>0.06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64144629722592 0.06025980133067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8:59 EDT</text:p>
          </table:table-cell>
          <table:table-cell office:value-type="string">
            <text:p>0.30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13105413105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8:59 EDT</text:p>
          </table:table-cell>
          <table:table-cell office:value-type="string">
            <text:p>0.003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63410631730149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8:59 EDT</text:p>
          </table:table-cell>
          <table:table-cell office:value-type="string">
            <text:p>0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6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6620265911709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8:59 EDT</text:p>
          </table:table-cell>
          <table:table-cell office:value-type="string">
            <text:p>0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25</text:p>
          </table:table-cell>
          <table:table-cell office:value-type="string">
            <text:p>0.35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470365994471 0.3515249234050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9:00 EDT</text:p>
          </table:table-cell>
          <table:table-cell office:value-type="string">
            <text:p>0.982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9:01 EDT</text:p>
          </table:table-cell>
          <table:table-cell office:value-type="string">
            <text:p>1.72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213</text:p>
          </table:table-cell>
          <table:table-cell office:value-type="string">
            <text:p>0.34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12510183390163 0.3459698152213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9:03 EDT</text:p>
          </table:table-cell>
          <table:table-cell office:value-type="string">
            <text:p>1.529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64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4947200637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9:07 EDT</text:p>
          </table:table-cell>
          <table:table-cell office:value-type="string">
            <text:p>3.588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9:08 EDT</text:p>
          </table:table-cell>
          <table:table-cell office:value-type="string">
            <text:p>1.376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65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552706552706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9:15 EDT</text:p>
          </table:table-cell>
          <table:table-cell office:value-type="string">
            <text:p>6.60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55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544554455445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9:45 EDT</text:p>
          </table:table-cell>
          <table:table-cell office:value-type="string">
            <text:p>30.777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1.296</text:p>
          </table:table-cell>
          <table:table-cell office:value-type="string">
            <text:p>0.3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1.29585964938295 0.3482379883216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9:46 EDT</text:p>
          </table:table-cell>
          <table:table-cell office:value-type="string">
            <text:p>0.346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13105413105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9:46 EDT</text:p>
          </table:table-cell>
          <table:table-cell office:value-type="string">
            <text:p>0.724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2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05657463362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9:46 EDT</text:p>
          </table:table-cell>
          <table:table-cell office:value-type="string">
            <text:p>0.001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82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245025351172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19:46 EDT</text:p>
          </table:table-cell>
          <table:table-cell office:value-type="string">
            <text:p>0.001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02</text:p>
          </table:table-cell>
          <table:table-cell office:value-type="string">
            <text:p>0.16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02332277921016 0.1612007852484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27:58 EDT</text:p>
          </table:table-cell>
          <table:table-cell office:value-type="string">
            <text:p>491.853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7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29:52 EDT</text:p>
          </table:table-cell>
          <table:table-cell office:value-type="string">
            <text:p>114.179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483</text:p>
          </table:table-cell>
          <table:table-cell office:value-type="string">
            <text:p>0.37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82581805359985 0.36972905873191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31:48 EDT</text:p>
          </table:table-cell>
          <table:table-cell office:value-type="string">
            <text:p>115.159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040154970035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36:04 EDT</text:p>
          </table:table-cell>
          <table:table-cell office:value-type="string">
            <text:p>256.458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7:40:19 EDT</text:p>
          </table:table-cell>
          <table:table-cell office:value-type="string">
            <text:p>254.576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86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603988603988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00:43 EDT</text:p>
          </table:table-cell>
          <table:table-cell office:value-type="string">
            <text:p>1224.302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98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8333333333333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36:13 EDT</text:p>
          </table:table-cell>
          <table:table-cell office:value-type="string">
            <text:p>2130.524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519</text:p>
          </table:table-cell>
          <table:table-cell office:value-type="string">
            <text:p>0.09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18549698704513 0.089553859483819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36:14 EDT</text:p>
          </table:table-cell>
          <table:table-cell office:value-type="string">
            <text:p>0.318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13105413105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36:14 EDT</text:p>
          </table:table-cell>
          <table:table-cell office:value-type="string">
            <text:p>0.001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2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22149012947736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36:14 EDT</text:p>
          </table:table-cell>
          <table:table-cell office:value-type="string">
            <text:p>0.002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077957163978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36:14 EDT</text:p>
          </table:table-cell>
          <table:table-cell office:value-type="string">
            <text:p>0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88</text:p>
          </table:table-cell>
          <table:table-cell office:value-type="string">
            <text:p>0.043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8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76978278473709 0.04339980195189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36:14 EDT</text:p>
          </table:table-cell>
          <table:table-cell office:value-type="string">
            <text:p>0.393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36:15 EDT</text:p>
          </table:table-cell>
          <table:table-cell office:value-type="string">
            <text:p>0.339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90</text:p>
          </table:table-cell>
          <table:table-cell office:value-type="string">
            <text:p>0.05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98110817324449 0.04956656922099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36:15 EDT</text:p>
          </table:table-cell>
          <table:table-cell office:value-type="string">
            <text:p>0.349</text:p>
          </table:table-cell>
          <table:table-cell office:value-type="string">
            <text:p>InferencePropUniGComp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51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1851851851851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36:15 EDT</text:p>
          </table:table-cell>
          <table:table-cell office:value-type="string">
            <text:p>0.411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61551850265150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36:15 EDT</text:p>
          </table:table-cell>
          <table:table-cell office:value-type="string">
            <text:p>0.133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1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1068927489504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36:15 EDT</text:p>
          </table:table-cell>
          <table:table-cell office:value-type="string">
            <text:p>0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39</text:p>
          </table:table-cell>
          <table:table-cell office:value-type="string">
            <text:p>0.02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386786361500267 0.02636826609699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43:04 EDT</text:p>
          </table:table-cell>
          <table:table-cell office:value-type="string">
            <text:p>408.878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49:53 EDT</text:p>
          </table:table-cell>
          <table:table-cell office:value-type="string">
            <text:p>408.455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64</text:p>
          </table:table-cell>
          <table:table-cell office:value-type="string">
            <text:p>0.03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40834964468888 0.03175426308392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6:42 EDT</text:p>
          </table:table-cell>
          <table:table-cell office:value-type="string">
            <text:p>409.285</text:p>
          </table:table-cell>
          <table:table-cell office:value-type="string">
            <text:p>InferencePropMultiGCompMeanDiff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79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977207977207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6:42 EDT</text:p>
          </table:table-cell>
          <table:table-cell office:value-type="string">
            <text:p>0.002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12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2559377536347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6:42 EDT</text:p>
          </table:table-cell>
          <table:table-cell office:value-type="string">
            <text:p>0.002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1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0952442562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6:42 EDT</text:p>
          </table:table-cell>
          <table:table-cell office:value-type="string">
            <text:p>0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499</text:p>
          </table:table-cell>
          <table:table-cell office:value-type="string">
            <text:p>0.2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498800781612863 0.24761323088590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6:43 EDT</text:p>
          </table:table-cell>
          <table:table-cell office:value-type="string">
            <text:p>0.404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6:44 EDT</text:p>
          </table:table-cell>
          <table:table-cell office:value-type="string">
            <text:p>1.20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621</text:p>
          </table:table-cell>
          <table:table-cell office:value-type="string">
            <text:p>0.20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20864873155832 0.2070918457540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6:45 EDT</text:p>
          </table:table-cell>
          <table:table-cell office:value-type="string">
            <text:p>1.328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39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3934142032667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6:48 EDT</text:p>
          </table:table-cell>
          <table:table-cell office:value-type="string">
            <text:p>2.583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6:50 EDT</text:p>
          </table:table-cell>
          <table:table-cell office:value-type="string">
            <text:p>2.645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5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13105413105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6:53 EDT</text:p>
          </table:table-cell>
          <table:table-cell office:value-type="string">
            <text:p>2.85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1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1709401709401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7:53 EDT</text:p>
          </table:table-cell>
          <table:table-cell office:value-type="string">
            <text:p>60.17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649</text:p>
          </table:table-cell>
          <table:table-cell office:value-type="string">
            <text:p>0.45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649233707224467 0.4518782990252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7:54 EDT</text:p>
          </table:table-cell>
          <table:table-cell office:value-type="string">
            <text:p>0.309</text:p>
          </table:table-cell>
          <table:table-cell office:value-type="string">
            <text:p>InferencePropUn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0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13105413105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7:54 EDT</text:p>
          </table:table-cell>
          <table:table-cell office:value-type="string">
            <text:p>0.478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4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44236851270252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7:54 EDT</text:p>
          </table:table-cell>
          <table:table-cell office:value-type="string">
            <text:p>0.369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71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1105910849309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8:57:55 EDT</text:p>
          </table:table-cell>
          <table:table-cell office:value-type="string">
            <text:p>0.002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78</text:p>
          </table:table-cell>
          <table:table-cell office:value-type="string">
            <text:p>0.190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78293725068255 0.1898200225277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03:27 EDT</text:p>
          </table:table-cell>
          <table:table-cell office:value-type="string">
            <text:p>332.876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03:53 EDT</text:p>
          </table:table-cell>
          <table:table-cell office:value-type="string">
            <text:p>25.503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529</text:p>
          </table:table-cell>
          <table:table-cell office:value-type="string">
            <text:p>0.59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528751137449366 0.59690907827977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04:18 EDT</text:p>
          </table:table-cell>
          <table:table-cell office:value-type="string">
            <text:p>25.408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5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5364821237493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05:04 EDT</text:p>
          </table:table-cell>
          <table:table-cell office:value-type="string">
            <text:p>45.491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05:49 EDT</text:p>
          </table:table-cell>
          <table:table-cell office:value-type="string">
            <text:p>45.601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73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3504273504273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06:34 EDT</text:p>
          </table:table-cell>
          <table:table-cell office:value-type="string">
            <text:p>44.241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0 EDT</text:p>
          </table:table-cell>
          <table:table-cell office:value-type="string">
            <text:p>466.143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382</text:p>
          </table:table-cell>
          <table:table-cell office:value-type="string">
            <text:p>0.27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1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81845277128107 0.2749565695407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0 EDT</text:p>
          </table:table-cell>
          <table:table-cell office:value-type="string">
            <text:p>0.446</text:p>
          </table:table-cell>
          <table:table-cell office:value-type="string">
            <text:p>InferencePropMultiFractionalLogit</text:p>
          </table:table-cell>
          <table:table-cell office:value-type="string">
            <text:p>cars</text:p>
          </table:table-cell>
          <table:table-cell office:value-type="string">
            <text:p>Fix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54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4131054131054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0 EDT</text:p>
          </table:table-cell>
          <table:table-cell office:value-type="string">
            <text:p>0.00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1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4188648730681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0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72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6716828173751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0 EDT</text:p>
          </table:table-cell>
          <table:table-cell office:value-type="string">
            <text:p>0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80</text:p>
          </table:table-cell>
          <table:table-cell office:value-type="string">
            <text:p>0.05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802163914153443 0.05183909395398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1 EDT</text:p>
          </table:table-cell>
          <table:table-cell office:value-type="string">
            <text:p>0.61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2 EDT</text:p>
          </table:table-cell>
          <table:table-cell office:value-type="string">
            <text:p>1.29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078</text:p>
          </table:table-cell>
          <table:table-cell office:value-type="string">
            <text:p>0.04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779317025545204 0.047595604046110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4 EDT</text:p>
          </table:table-cell>
          <table:table-cell office:value-type="string">
            <text:p>1.505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56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6823596089703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8 EDT</text:p>
          </table:table-cell>
          <table:table-cell office:value-type="string">
            <text:p>3.93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8 EDT</text:p>
          </table:table-cell>
          <table:table-cell office:value-type="string">
            <text:p>0.62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7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008547008547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9 EDT</text:p>
          </table:table-cell>
          <table:table-cell office:value-type="string">
            <text:p>0.396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2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9 EDT</text:p>
          </table:table-cell>
          <table:table-cell office:value-type="string">
            <text:p>0.494</text:p>
          </table:table-cell>
          <table:table-cell office:value-type="string">
            <text:p>InferenceAllSimpleMeanDiff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008547008547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9 EDT</text:p>
          </table:table-cell>
          <table:table-cell office:value-type="string">
            <text:p>0.029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15877628394521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9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5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643289390864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29 EDT</text:p>
          </table:table-cell>
          <table:table-cell office:value-type="string">
            <text:p>0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70</text:p>
          </table:table-cell>
          <table:table-cell office:value-type="string">
            <text:p>0.03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698649793940654 0.038109722605022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33 EDT</text:p>
          </table:table-cell>
          <table:table-cell office:value-type="string">
            <text:p>3.328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33 EDT</text:p>
          </table:table-cell>
          <table:table-cell office:value-type="string">
            <text:p>0.81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53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535612535612536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34 EDT</text:p>
          </table:table-cell>
          <table:table-cell office:value-type="string">
            <text:p>0.619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0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005698005698005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43 EDT</text:p>
          </table:table-cell>
          <table:table-cell office:value-type="string">
            <text:p>8.555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222</text:p>
          </table:table-cell>
          <table:table-cell office:value-type="string">
            <text:p>-0.080</text:p>
          </table:table-cell>
          <table:table-cell office:value-type="string">
            <text:p>FALS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2196209191981 -0.079811631229376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43 EDT</text:p>
          </table:table-cell>
          <table:table-cell office:value-type="string">
            <text:p>0.516</text:p>
          </table:table-cell>
          <table:table-cell office:value-type="string">
            <text:p>InferenceAllSimpleWilcox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008547008547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43 EDT</text:p>
          </table:table-cell>
          <table:table-cell office:value-type="string">
            <text:p>0.00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008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3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0083741982078175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43 EDT</text:p>
          </table:table-cell>
          <table:table-cell office:value-type="string">
            <text:p>0.00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96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6114455339074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43 EDT</text:p>
          </table:table-cell>
          <table:table-cell office:value-type="string">
            <text:p>0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45</text:p>
          </table:table-cell>
          <table:table-cell office:value-type="string">
            <text:p>0.32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45279402332309 0.3285310059166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45 EDT</text:p>
          </table:table-cell>
          <table:table-cell office:value-type="string">
            <text:p>1.573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47 EDT</text:p>
          </table:table-cell>
          <table:table-cell office:value-type="string">
            <text:p>2.137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312</text:p>
          </table:table-cell>
          <table:table-cell office:value-type="string">
            <text:p>0.261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12486438893296 0.26070595586547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49 EDT</text:p>
          </table:table-cell>
          <table:table-cell office:value-type="string">
            <text:p>2.52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86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86084448443595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52 EDT</text:p>
          </table:table-cell>
          <table:table-cell office:value-type="string">
            <text:p>3.115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4:54 EDT</text:p>
          </table:table-cell>
          <table:table-cell office:value-type="string">
            <text:p>1.19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97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97435897435897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5:06 EDT</text:p>
          </table:table-cell>
          <table:table-cell office:value-type="string">
            <text:p>11.831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4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1590214067278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5:10 EDT</text:p>
          </table:table-cell>
          <table:table-cell office:value-type="string">
            <text:p>4.87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291</text:p>
          </table:table-cell>
          <table:table-cell office:value-type="string">
            <text:p>0.27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29111395829955 0.27436556188391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5:11 EDT</text:p>
          </table:table-cell>
          <table:table-cell office:value-type="string">
            <text:p>0.404</text:p>
          </table:table-cell>
          <table:table-cell office:value-type="string">
            <text:p>InferencePropUn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70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4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70085470085470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5:11 EDT</text:p>
          </table:table-cell>
          <table:table-cell office:value-type="string">
            <text:p>0.416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-0.1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10605214876602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5:11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43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0.4309812348100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0 19:15:11 EDT</text:p>
          </table:table-cell>
          <table:table-cell office:value-type="string">
            <text:p>0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370</text:p>
          </table:table-cell>
          <table:table-cell office:value-type="string">
            <text:p>0.158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62</text:p>
          </table:table-cell>
          <table:table-cell office:value-type="string">
            <text:p>-0.369994734727645 0.15789043719560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3:06 EDT</text:p>
          </table:table-cell>
          <table:table-cell office:value-type="string">
            <text:p>132.03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4:02 EDT</text:p>
          </table:table-cell>
          <table:table-cell office:value-type="string">
            <text:p>56.525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178</text:p>
          </table:table-cell>
          <table:table-cell office:value-type="string">
            <text:p>0.916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178459871899939 0.91598278627290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4:57 EDT</text:p>
          </table:table-cell>
          <table:table-cell office:value-type="string">
            <text:p>54.095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16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6362047279179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7:11 EDT</text:p>
          </table:table-cell>
          <table:table-cell office:value-type="string">
            <text:p>134.957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0:59:38 EDT</text:p>
          </table:table-cell>
          <table:table-cell office:value-type="string">
            <text:p>146.886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19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9943019943019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3:24 EDT</text:p>
          </table:table-cell>
          <table:table-cell office:value-type="string">
            <text:p>225.695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30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0395136778115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9:44 EDT</text:p>
          </table:table-cell>
          <table:table-cell office:value-type="string">
            <text:p>379.74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034</text:p>
          </table:table-cell>
          <table:table-cell office:value-type="string">
            <text:p>0.42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5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337524408154924 0.42158069795352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9:44 EDT</text:p>
          </table:table-cell>
          <table:table-cell office:value-type="string">
            <text:p>0.402</text:p>
          </table:table-cell>
          <table:table-cell office:value-type="string">
            <text:p>InferencePropMulti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9:44 EDT</text:p>
          </table:table-cell>
          <table:table-cell office:value-type="string">
            <text:p>0.005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09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090574751944342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9:44 EDT</text:p>
          </table:table-cell>
          <table:table-cell office:value-type="string">
            <text:p>0.059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60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60632464689077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9:44 EDT</text:p>
          </table:table-cell>
          <table:table-cell office:value-type="string">
            <text:p>0.001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254</text:p>
          </table:table-cell>
          <table:table-cell office:value-type="string">
            <text:p>0.435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253911966312679 0.4350614702013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9:47 EDT</text:p>
          </table:table-cell>
          <table:table-cell office:value-type="string">
            <text:p>2.318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9:49 EDT</text:p>
          </table:table-cell>
          <table:table-cell office:value-type="string">
            <text:p>1.993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242</text:p>
          </table:table-cell>
          <table:table-cell office:value-type="string">
            <text:p>0.422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241734904341817 0.422187730613454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9:51 EDT</text:p>
          </table:table-cell>
          <table:table-cell office:value-type="string">
            <text:p>2.16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594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59368113732388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9:55 EDT</text:p>
          </table:table-cell>
          <table:table-cell office:value-type="string">
            <text:p>4.633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approximate_randomization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09:57 EDT</text:p>
          </table:table-cell>
          <table:table-cell office:value-type="string">
            <text:p>1.463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</text:p>
          </table:table-cell>
          <table:table-cell office:value-type="string">
            <text:p>0.587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8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586894586894587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0:04 EDT</text:p>
          </table:table-cell>
          <table:table-cell office:value-type="string">
            <text:p>7.347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delta=0.5)</text:p>
          </table:table-cell>
          <table:table-cell office:value-type="string">
            <text:p>0.44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69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443349753694581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0:15 EDT</text:p>
          </table:table-cell>
          <table:table-cell office:value-type="string">
            <text:p>10.309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confidence_interval_rand</text:p>
          </table:table-cell>
          <table:table-cell office:value-type="string">
            <text:p>-0.430</text:p>
          </table:table-cell>
          <table:table-cell office:value-type="string">
            <text:p>0.219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0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429702557430146 0.21850533904277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0:15 EDT</text:p>
          </table:table-cell>
          <table:table-cell office:value-type="string">
            <text:p>0.317</text:p>
          </table:table-cell>
          <table:table-cell office:value-type="string">
            <text:p>InferencePropUn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wo_sided_pval_for_treatment_effect_rand(custom)</text:p>
          </table:table-cell>
          <table:table-cell office:value-type="string">
            <text:p>0.963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1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96296296296296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0:16 EDT</text:p>
          </table:table-cell>
          <table:table-cell office:value-type="string">
            <text:p>0.974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treatment_estimate</text:p>
          </table:table-cell>
          <table:table-cell office:value-type="string">
            <text:p>0.165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2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65207754639653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0:16 EDT</text:p>
          </table:table-cell>
          <table:table-cell office:value-type="string">
            <text:p>0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asymp_two_sided_pval_for_treatment_effect</text:p>
          </table:table-cell>
          <table:table-cell office:value-type="string">
            <text:p>0.139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3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138601043367879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10:16 EDT</text:p>
          </table:table-cell>
          <table:table-cell office:value-type="string">
            <text:p>0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asymp_confidence_interval</text:p>
          </table:table-cell>
          <table:table-cell office:value-type="string">
            <text:p>-0.053</text:p>
          </table:table-cell>
          <table:table-cell office:value-type="string">
            <text:p>0.384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4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0534260817707422 0.383841591050048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27:33 EDT</text:p>
          </table:table-cell>
          <table:table-cell office:value-type="string">
            <text:p>1036.746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approximate_bootstrap_distribution_beta_hat_T_debug</text:p>
          </table:table-cell>
          <table:table-cell office:value-type="string">
            <text:p>0.000</text:p>
          </table:table-cell>
          <table:table-cell office:value-type="string">
            <text:p>0.00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5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 0 0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1:35 EDT</text:p>
          </table:table-cell>
          <table:table-cell office:value-type="string">
            <text:p>242.393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bootstrap_confidence_interval</text:p>
          </table:table-cell>
          <table:table-cell office:value-type="string">
            <text:p>-0.317</text:p>
          </table:table-cell>
          <table:table-cell office:value-type="string">
            <text:p>0.957</text:p>
          </table:table-cell>
          <table:table-cell office:value-type="string">
            <text:p>TRUE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6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-0.316625857949195 0.956538273946685</text:p>
          </table:table-cell>
          <table:table-cell office:value-type="string">
            <text:p>ok</text:p>
          </table:table-cell>
        </table:table-row>
        <table:table-row>
          <table:table-cell office:value-type="string">
            <text:p>2026-04-11 21:35:10 EDT</text:p>
          </table:table-cell>
          <table:table-cell office:value-type="string">
            <text:p>215.215</text:p>
          </table:table-cell>
          <table:table-cell office:value-type="string">
            <text:p>InferencePropMultiZeroOneInflatedBetaRegr</text:p>
          </table:table-cell>
          <table:table-cell office:value-type="string">
            <text:p>cars</text:p>
          </table:table-cell>
          <table:table-cell office:value-type="string">
            <text:p>FixedBlockedCluster</text:p>
          </table:table-cell>
          <table:table-cell office:value-type="string">
            <text:p>proportion</text:p>
          </table:table-cell>
          <table:table-cell office:value-type="string">
            <text:p>compute_bootstrap_two_sided_pval</text:p>
          </table:table-cell>
          <table:table-cell office:value-type="string">
            <text:p>0.36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1</text:p>
          </table:table-cell>
          <table:table-cell office:value-type="string">
            <text:p>1077</text:p>
          </table:table-cell>
          <table:table-cell office:value-type="string">
            <text:p>0</text:p>
          </table:table-cell>
          <table:table-cell office:value-type="string">
            <text:p>351</text:p>
          </table:table-cell>
          <table:table-cell office:value-type="string">
            <text:p>0.0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48</text:p>
          </table:table-cell>
          <table:table-cell office:value-type="string">
            <text:p>62</text:p>
          </table:table-cell>
          <table:table-cell office:value-type="string">
            <text:p>0.360238511839886</text:p>
          </table:table-cell>
          <table:table-cell office:value-type="string">
            <text:p>ok</text:p>
          </table:table-cell>
        </table:table-row>
      </table:table>
      <table:named-expressions>
        <table:named-range table:name="DATA" table:base-cell-address="$Data.$A$1" table:cell-range-address="$Data.$A$1:.$W$1078"/>
      </table:named-expressions>
    </office:spreadsheet>
  </office:body>
</office:document>
</file>